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2.05mm"/>
    </style:style>
    <style:style style:name="co3" style:family="table-column">
      <style:table-column-properties fo:break-before="auto" style:column-width="22.98mm"/>
    </style:style>
    <style:style style:name="co4" style:family="table-column">
      <style:table-column-properties fo:break-before="auto" style:column-width="26.32mm"/>
    </style:style>
    <style:style style:name="co5" style:family="table-column">
      <style:table-column-properties fo:break-before="auto" style:column-width="49.0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3" style:family="table-cell" style:parent-style-name="Default" style:data-style-name="N1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 style:data-style-name="N1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 style:data-style-name="N109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 style:data-style-name="N109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1" table:number-columns-repeated="4" table:default-cell-style-name="ce5"/>
        <table:table-column table:style-name="co2" table:default-cell-style-name="ce5"/>
        <table:table-column table:style-name="co3" table:default-cell-style-name="ce5"/>
        <table:table-column table:style-name="co1" table:number-columns-repeated="4" table:default-cell-style-name="ce5"/>
        <table:table-column table:style-name="co4" table:default-cell-style-name="ce5"/>
        <table:table-column table:style-name="co1" table:number-columns-repeated="9" table:default-cell-style-name="ce5"/>
        <table:table-column table:style-name="co5" table:default-cell-style-name="ce6"/>
        <table:table-row table:style-name="ro1">
          <table:table-cell table:style-name="ce3" office:value-type="string" calcext:value-type="string">
            <text:p>EPOCH</text:p>
          </table:table-cell>
          <table:table-cell table:style-name="ce6" office:value-type="string" calcext:value-type="string">
            <text:p>RUN1</text:p>
          </table:table-cell>
          <table:table-cell table:style-name="ce6" office:value-type="string" calcext:value-type="string">
            <text:p>RUN2</text:p>
          </table:table-cell>
          <table:table-cell table:style-name="ce6" office:value-type="string" calcext:value-type="string">
            <text:p>RUN3</text:p>
          </table:table-cell>
          <table:table-cell table:style-name="ce6" office:value-type="string" calcext:value-type="string">
            <text:p>RUN4</text:p>
          </table:table-cell>
          <table:table-cell table:style-name="ce6" office:value-type="string" calcext:value-type="string">
            <text:p>RUN5</text:p>
          </table:table-cell>
          <table:table-cell table:style-name="ce6" office:value-type="string" calcext:value-type="string">
            <text:p>RUN6</text:p>
          </table:table-cell>
          <table:table-cell table:style-name="ce6" office:value-type="string" calcext:value-type="string">
            <text:p>RUN7</text:p>
          </table:table-cell>
          <table:table-cell table:style-name="ce6" office:value-type="string" calcext:value-type="string">
            <text:p>RUN8</text:p>
          </table:table-cell>
          <table:table-cell table:style-name="ce6" office:value-type="string" calcext:value-type="string">
            <text:p>RUN9</text:p>
          </table:table-cell>
          <table:table-cell table:style-name="ce6" office:value-type="string" calcext:value-type="string">
            <text:p>RUN10</text:p>
          </table:table-cell>
          <table:table-cell table:style-name="ce6" office:value-type="string" calcext:value-type="string">
            <text:p>RUN11</text:p>
          </table:table-cell>
          <table:table-cell table:style-name="ce6" office:value-type="string" calcext:value-type="string">
            <text:p>RUN12</text:p>
          </table:table-cell>
          <table:table-cell table:style-name="ce6" office:value-type="string" calcext:value-type="string">
            <text:p>RUN13</text:p>
          </table:table-cell>
          <table:table-cell table:style-name="ce6" office:value-type="string" calcext:value-type="string">
            <text:p>RUN14</text:p>
          </table:table-cell>
          <table:table-cell table:style-name="ce6" office:value-type="string" calcext:value-type="string">
            <text:p>RUN15</text:p>
          </table:table-cell>
          <table:table-cell table:style-name="ce6" office:value-type="string" calcext:value-type="string">
            <text:p>RUN16</text:p>
          </table:table-cell>
          <table:table-cell table:style-name="ce6" office:value-type="string" calcext:value-type="string">
            <text:p>RUN17</text:p>
          </table:table-cell>
          <table:table-cell table:style-name="ce6" office:value-type="string" calcext:value-type="string">
            <text:p>RUN18</text:p>
          </table:table-cell>
          <table:table-cell table:style-name="ce6" office:value-type="string" calcext:value-type="string">
            <text:p>RUN19</text:p>
          </table:table-cell>
          <table:table-cell table:style-name="ce6" office:value-type="string" calcext:value-type="string">
            <text:p>RUN20</text:p>
          </table:table-cell>
          <table:table-cell office:value-type="string" calcext:value-type="string">
            <text:p>ACC AVG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61026" calcext:value-type="float">
            <text:p>0.561026</text:p>
          </table:table-cell>
          <table:table-cell office:value-type="float" office:value="0.553351" calcext:value-type="float">
            <text:p>0.553351</text:p>
          </table:table-cell>
          <table:table-cell office:value-type="float" office:value="0.561026" calcext:value-type="float">
            <text:p>0.561026</text:p>
          </table:table-cell>
          <table:table-cell office:value-type="float" office:value="0.561587" calcext:value-type="float">
            <text:p>0.561587</text:p>
          </table:table-cell>
          <table:table-cell office:value-type="float" office:value="0.56383113" calcext:value-type="float">
            <text:p>0.563831</text:p>
          </table:table-cell>
          <table:table-cell office:value-type="float" office:value="0.564394935" calcext:value-type="float">
            <text:p>0.564395</text:p>
          </table:table-cell>
          <table:table-cell office:value-type="float" office:value="0.56383113" calcext:value-type="float">
            <text:p>0.563831</text:p>
          </table:table-cell>
          <table:table-cell office:value-type="float" office:value="0.556117755" calcext:value-type="float">
            <text:p>0.556118</text:p>
          </table:table-cell>
          <table:table-cell office:value-type="float" office:value="0.56891350380582" calcext:value-type="float">
            <text:p>0.568914</text:p>
          </table:table-cell>
          <table:table-cell office:value-type="float" office:value="0.56552372487" calcext:value-type="float">
            <text:p>0.565524</text:p>
          </table:table-cell>
          <table:table-cell office:value-type="float" office:value="0.56495879226" calcext:value-type="float">
            <text:p>0.564959</text:p>
          </table:table-cell>
          <table:table-cell office:value-type="float" office:value="0.554449401735" calcext:value-type="float">
            <text:p>0.554449</text:p>
          </table:table-cell>
          <table:table-cell office:value-type="float" office:value="0.56777794791" calcext:value-type="float">
            <text:p>0.567778</text:p>
          </table:table-cell>
          <table:table-cell office:value-type="float" office:value="0.562148052" calcext:value-type="float">
            <text:p>0.562148</text:p>
          </table:table-cell>
          <table:table-cell office:value-type="float" office:value="0.551690947" calcext:value-type="float">
            <text:p>0.551691</text:p>
          </table:table-cell>
          <table:table-cell office:value-type="float" office:value="0.559342922" calcext:value-type="float">
            <text:p>0.559343</text:p>
          </table:table-cell>
          <table:table-cell office:value-type="float" office:value="0.562710174" calcext:value-type="float">
            <text:p>0.562710</text:p>
          </table:table-cell>
          <table:table-cell office:value-type="float" office:value="0.56213963661" calcext:value-type="float">
            <text:p>0.562140</text:p>
          </table:table-cell>
          <table:table-cell office:value-type="float" office:value="0.56213961283974" calcext:value-type="float">
            <text:p>0.562140</text:p>
          </table:table-cell>
          <table:table-cell office:value-type="float" office:value="0.56157806080452" calcext:value-type="float">
            <text:p>0.561578</text:p>
          </table:table-cell>
          <table:table-cell table:formula="of:=AVERAGE([.B2:.U2])" office:value-type="float" office:value="0.561426886291754" calcext:value-type="float">
            <text:p>0.56142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.560464" calcext:value-type="float">
            <text:p>0.560464</text:p>
          </table:table-cell>
          <table:table-cell office:value-type="float" office:value="0.561026" calcext:value-type="float">
            <text:p>0.561026</text:p>
          </table:table-cell>
          <table:table-cell office:value-type="float" office:value="0.560839" calcext:value-type="float">
            <text:p>0.560839</text:p>
          </table:table-cell>
          <table:table-cell office:value-type="float" office:value="0.56383113" calcext:value-type="float">
            <text:p>0.563831</text:p>
          </table:table-cell>
          <table:table-cell office:value-type="float" office:value="0.563643195" calcext:value-type="float">
            <text:p>0.563643</text:p>
          </table:table-cell>
          <table:table-cell table:number-columns-repeated="2" office:value-type="float" office:value="0.56326632" calcext:value-type="float">
            <text:p>0.563266</text:p>
          </table:table-cell>
          <table:table-cell office:value-type="float" office:value="0.56834360260848" calcext:value-type="float">
            <text:p>0.568344</text:p>
          </table:table-cell>
          <table:table-cell office:value-type="float" office:value="0.56477048139" calcext:value-type="float">
            <text:p>0.564770</text:p>
          </table:table-cell>
          <table:table-cell office:value-type="float" office:value="0.56439285264" calcext:value-type="float">
            <text:p>0.564393</text:p>
          </table:table-cell>
          <table:table-cell office:value-type="float" office:value="0.56157652104" calcext:value-type="float">
            <text:p>0.561577</text:p>
          </table:table-cell>
          <table:table-cell office:value-type="float" office:value="0.56720918424" calcext:value-type="float">
            <text:p>0.567209</text:p>
          </table:table-cell>
          <table:table-cell office:value-type="float" office:value="0.561584928" calcext:value-type="float">
            <text:p>0.561585</text:p>
          </table:table-cell>
          <table:table-cell office:value-type="float" office:value="0.558782608" calcext:value-type="float">
            <text:p>0.558783</text:p>
          </table:table-cell>
          <table:table-cell office:value-type="float" office:value="0.559342922" calcext:value-type="float">
            <text:p>0.559343</text:p>
          </table:table-cell>
          <table:table-cell office:value-type="float" office:value="0.561960678" calcext:value-type="float">
            <text:p>0.561961</text:p>
          </table:table-cell>
          <table:table-cell office:value-type="float" office:value="0.56213963661" calcext:value-type="float">
            <text:p>0.562140</text:p>
          </table:table-cell>
          <table:table-cell office:value-type="float" office:value="0.56139087679278" calcext:value-type="float">
            <text:p>0.561391</text:p>
          </table:table-cell>
          <table:table-cell office:value-type="float" office:value="0.56101550778528" calcext:value-type="float">
            <text:p>0.561016</text:p>
          </table:table-cell>
          <table:table-cell table:formula="of:=AVERAGE([.B3:.U3])" office:value-type="float" office:value="0.562465488205327" calcext:value-type="float">
            <text:p>0.56246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0.561026" calcext:value-type="float">
            <text:p>0.561026</text:p>
          </table:table-cell>
          <table:table-cell office:value-type="float" office:value="0.558405" calcext:value-type="float">
            <text:p>0.558405</text:p>
          </table:table-cell>
          <table:table-cell office:value-type="float" office:value="0.561026" calcext:value-type="float">
            <text:p>0.561026</text:p>
          </table:table-cell>
          <table:table-cell office:value-type="float" office:value="0.561197025" calcext:value-type="float">
            <text:p>0.561197</text:p>
          </table:table-cell>
          <table:table-cell table:number-columns-repeated="3" office:value-type="float" office:value="0.56383113" calcext:value-type="float">
            <text:p>0.563831</text:p>
          </table:table-cell>
          <table:table-cell office:value-type="float" office:value="0.56891350380582" calcext:value-type="float">
            <text:p>0.568914</text:p>
          </table:table-cell>
          <table:table-cell table:number-columns-repeated="2" office:value-type="float" office:value="0.56495879226" calcext:value-type="float">
            <text:p>0.564959</text:p>
          </table:table-cell>
          <table:table-cell office:value-type="float" office:value="0.56213963661" calcext:value-type="float">
            <text:p>0.562140</text:p>
          </table:table-cell>
          <table:table-cell office:value-type="float" office:value="0.56777794791" calcext:value-type="float">
            <text:p>0.567778</text:p>
          </table:table-cell>
          <table:table-cell office:value-type="float" office:value="0.562148052" calcext:value-type="float">
            <text:p>0.562148</text:p>
          </table:table-cell>
          <table:table-cell office:value-type="float" office:value="0.559342922" calcext:value-type="float">
            <text:p>0.559343</text:p>
          </table:table-cell>
          <table:table-cell office:value-type="float" office:value="0.556729785" calcext:value-type="float">
            <text:p>0.556730</text:p>
          </table:table-cell>
          <table:table-cell office:value-type="float" office:value="0.562148052" calcext:value-type="float">
            <text:p>0.562148</text:p>
          </table:table-cell>
          <table:table-cell office:value-type="float" office:value="0.559513433925" calcext:value-type="float">
            <text:p>0.559513</text:p>
          </table:table-cell>
          <table:table-cell table:number-columns-repeated="2" office:value-type="float" office:value="0.56157806080452" calcext:value-type="float">
            <text:p>0.561578</text:p>
          </table:table-cell>
          <table:table-cell table:formula="of:=AVERAGE([.B4:.U4])" office:value-type="float" office:value="0.562298022718993" calcext:value-type="float">
            <text:p>0.56229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561026" calcext:value-type="float">
            <text:p>0.561026</text:p>
          </table:table-cell>
          <table:table-cell office:value-type="float" office:value="0.701423" calcext:value-type="float">
            <text:p>0.701423</text:p>
          </table:table-cell>
          <table:table-cell office:value-type="float" office:value="0.689255" calcext:value-type="float">
            <text:p>0.689255</text:p>
          </table:table-cell>
          <table:table-cell office:value-type="float" office:value="0.633283" calcext:value-type="float">
            <text:p>0.633283</text:p>
          </table:table-cell>
          <table:table-cell office:value-type="float" office:value="0.692701275" calcext:value-type="float">
            <text:p>0.692701</text:p>
          </table:table-cell>
          <table:table-cell office:value-type="float" office:value="0.636449415" calcext:value-type="float">
            <text:p>0.636449</text:p>
          </table:table-cell>
          <table:table-cell office:value-type="float" office:value="0.56383113" calcext:value-type="float">
            <text:p>0.563831</text:p>
          </table:table-cell>
          <table:table-cell office:value-type="float" office:value="0.704930115" calcext:value-type="float">
            <text:p>0.704930</text:p>
          </table:table-cell>
          <table:table-cell office:value-type="float" office:value="0.56891350380582" calcext:value-type="float">
            <text:p>0.568914</text:p>
          </table:table-cell>
          <table:table-cell office:value-type="float" office:value="0.63772231383" calcext:value-type="float">
            <text:p>0.637722</text:p>
          </table:table-cell>
          <table:table-cell office:value-type="float" office:value="0.56495879226" calcext:value-type="float">
            <text:p>0.564959</text:p>
          </table:table-cell>
          <table:table-cell office:value-type="float" office:value="0.702815324655" calcext:value-type="float">
            <text:p>0.702815</text:p>
          </table:table-cell>
          <table:table-cell office:value-type="float" office:value="0.56777794791" calcext:value-type="float">
            <text:p>0.567778</text:p>
          </table:table-cell>
          <table:table-cell office:value-type="float" office:value="0.562148052" calcext:value-type="float">
            <text:p>0.562148</text:p>
          </table:table-cell>
          <table:table-cell office:value-type="float" office:value="0.699318731" calcext:value-type="float">
            <text:p>0.699319</text:p>
          </table:table-cell>
          <table:table-cell office:value-type="float" office:value="0.687187235" calcext:value-type="float">
            <text:p>0.687187</text:p>
          </table:table-cell>
          <table:table-cell office:value-type="float" office:value="0.634549566" calcext:value-type="float">
            <text:p>0.634550</text:p>
          </table:table-cell>
          <table:table-cell office:value-type="float" office:value="0.690623171175" calcext:value-type="float">
            <text:p>0.690623</text:p>
          </table:table-cell>
          <table:table-cell office:value-type="float" office:value="0.63390616313766" calcext:value-type="float">
            <text:p>0.633906</text:p>
          </table:table-cell>
          <table:table-cell office:value-type="float" office:value="0.56157806080452" calcext:value-type="float">
            <text:p>0.561578</text:p>
          </table:table-cell>
          <table:table-cell table:formula="of:=AVERAGE([.B5:.U5])" office:value-type="float" office:value="0.6347198898289" calcext:value-type="float">
            <text:p>0.63472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764133" calcext:value-type="float">
            <text:p>0.764133</text:p>
          </table:table-cell>
          <table:table-cell office:value-type="float" office:value="0.801011" calcext:value-type="float">
            <text:p>0.801011</text:p>
          </table:table-cell>
          <table:table-cell office:value-type="float" office:value="0.785848" calcext:value-type="float">
            <text:p>0.785848</text:p>
          </table:table-cell>
          <table:table-cell office:value-type="float" office:value="0.785474" calcext:value-type="float">
            <text:p>0.785474</text:p>
          </table:table-cell>
          <table:table-cell office:value-type="float" office:value="0.78977724" calcext:value-type="float">
            <text:p>0.789777</text:p>
          </table:table-cell>
          <table:table-cell office:value-type="float" office:value="0.78940137" calcext:value-type="float">
            <text:p>0.789401</text:p>
          </table:table-cell>
          <table:table-cell office:value-type="float" office:value="0.767953665" calcext:value-type="float">
            <text:p>0.767954</text:p>
          </table:table-cell>
          <table:table-cell office:value-type="float" office:value="0.805016055" calcext:value-type="float">
            <text:p>0.805016</text:p>
          </table:table-cell>
          <table:table-cell office:value-type="float" office:value="0.77487599933631" calcext:value-type="float">
            <text:p>0.774876</text:p>
          </table:table-cell>
          <table:table-cell office:value-type="float" office:value="0.79098017274" calcext:value-type="float">
            <text:p>0.790980</text:p>
          </table:table-cell>
          <table:table-cell office:value-type="float" office:value="0.76948957233" calcext:value-type="float">
            <text:p>0.769490</text:p>
          </table:table-cell>
          <table:table-cell office:value-type="float" office:value="0.802601006835" calcext:value-type="float">
            <text:p>0.802601</text:p>
          </table:table-cell>
          <table:table-cell office:value-type="float" office:value="0.773329340655" calcext:value-type="float">
            <text:p>0.773329</text:p>
          </table:table-cell>
          <table:table-cell office:value-type="float" office:value="0.765661266" calcext:value-type="float">
            <text:p>0.765661</text:p>
          </table:table-cell>
          <table:table-cell office:value-type="float" office:value="0.798607967" calcext:value-type="float">
            <text:p>0.798608</text:p>
          </table:table-cell>
          <table:table-cell office:value-type="float" office:value="0.783490456" calcext:value-type="float">
            <text:p>0.783490</text:p>
          </table:table-cell>
          <table:table-cell office:value-type="float" office:value="0.787044948" calcext:value-type="float">
            <text:p>0.787045</text:p>
          </table:table-cell>
          <table:table-cell office:value-type="float" office:value="0.78740790828" calcext:value-type="float">
            <text:p>0.787408</text:p>
          </table:table-cell>
          <table:table-cell office:value-type="float" office:value="0.78624692212548" calcext:value-type="float">
            <text:p>0.786247</text:p>
          </table:table-cell>
          <table:table-cell office:value-type="float" office:value="0.76488492215466" calcext:value-type="float">
            <text:p>0.764885</text:p>
          </table:table-cell>
          <table:table-cell table:formula="of:=AVERAGE([.B6:.U6])" office:value-type="float" office:value="0.783661740572822" calcext:value-type="float">
            <text:p>0.78366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798203" calcext:value-type="float">
            <text:p>0.798203</text:p>
          </table:table-cell>
          <table:table-cell office:value-type="float" office:value="0.83714" calcext:value-type="float">
            <text:p>0.837140</text:p>
          </table:table-cell>
          <table:table-cell office:value-type="float" office:value="0.833021" calcext:value-type="float">
            <text:p>0.833021</text:p>
          </table:table-cell>
          <table:table-cell office:value-type="float" office:value="0.815612" calcext:value-type="float">
            <text:p>0.815612</text:p>
          </table:table-cell>
          <table:table-cell office:value-type="float" office:value="0.837186105" calcext:value-type="float">
            <text:p>0.837186</text:p>
          </table:table-cell>
          <table:table-cell office:value-type="float" office:value="0.81969006" calcext:value-type="float">
            <text:p>0.819690</text:p>
          </table:table-cell>
          <table:table-cell office:value-type="float" office:value="0.802194015" calcext:value-type="float">
            <text:p>0.802194</text:p>
          </table:table-cell>
          <table:table-cell office:value-type="float" office:value="0.8413257" calcext:value-type="float">
            <text:p>0.841326</text:p>
          </table:table-cell>
          <table:table-cell office:value-type="float" office:value="0.80942499185121" calcext:value-type="float">
            <text:p>0.809425</text:p>
          </table:table-cell>
          <table:table-cell office:value-type="float" office:value="0.82132944012" calcext:value-type="float">
            <text:p>0.821329</text:p>
          </table:table-cell>
          <table:table-cell office:value-type="float" office:value="0.80379840303" calcext:value-type="float">
            <text:p>0.803798</text:p>
          </table:table-cell>
          <table:table-cell office:value-type="float" office:value="0.8388017229" calcext:value-type="float">
            <text:p>0.838802</text:p>
          </table:table-cell>
          <table:table-cell office:value-type="float" office:value="0.807809373105" calcext:value-type="float">
            <text:p>0.807809</text:p>
          </table:table-cell>
          <table:table-cell office:value-type="float" office:value="0.799799406" calcext:value-type="float">
            <text:p>0.799799</text:p>
          </table:table-cell>
          <table:table-cell office:value-type="float" office:value="0.83462858" calcext:value-type="float">
            <text:p>0.834629</text:p>
          </table:table-cell>
          <table:table-cell office:value-type="float" office:value="0.830521937" calcext:value-type="float">
            <text:p>0.830522</text:p>
          </table:table-cell>
          <table:table-cell office:value-type="float" office:value="0.817243224" calcext:value-type="float">
            <text:p>0.817243</text:p>
          </table:table-cell>
          <table:table-cell office:value-type="float" office:value="0.834674546685" calcext:value-type="float">
            <text:p>0.834675</text:p>
          </table:table-cell>
          <table:table-cell office:value-type="float" office:value="0.81641457852024" calcext:value-type="float">
            <text:p>0.816415</text:p>
          </table:table-cell>
          <table:table-cell office:value-type="float" office:value="0.79898844771606" calcext:value-type="float">
            <text:p>0.798988</text:p>
          </table:table-cell>
          <table:table-cell table:formula="of:=AVERAGE([.B7:.U7])" office:value-type="float" office:value="0.819890326546375" calcext:value-type="float">
            <text:p>0.81989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829839" calcext:value-type="float">
            <text:p>0.829839</text:p>
          </table:table-cell>
          <table:table-cell office:value-type="float" office:value="0.841632" calcext:value-type="float">
            <text:p>0.841632</text:p>
          </table:table-cell>
          <table:table-cell office:value-type="float" office:value="0.839386" calcext:value-type="float">
            <text:p>0.839386</text:p>
          </table:table-cell>
          <table:table-cell office:value-type="float" office:value="0.799139" calcext:value-type="float">
            <text:p>0.799139</text:p>
          </table:table-cell>
          <table:table-cell office:value-type="float" office:value="0.84358293" calcext:value-type="float">
            <text:p>0.843583</text:p>
          </table:table-cell>
          <table:table-cell office:value-type="float" office:value="0.803134695" calcext:value-type="float">
            <text:p>0.803135</text:p>
          </table:table-cell>
          <table:table-cell office:value-type="float" office:value="0.833988195" calcext:value-type="float">
            <text:p>0.833988</text:p>
          </table:table-cell>
          <table:table-cell office:value-type="float" office:value="0.84584016" calcext:value-type="float">
            <text:p>0.845840</text:p>
          </table:table-cell>
          <table:table-cell office:value-type="float" office:value="0.84150576458973" calcext:value-type="float">
            <text:p>0.841506</text:p>
          </table:table-cell>
          <table:table-cell office:value-type="float" office:value="0.80474096439" calcext:value-type="float">
            <text:p>0.804741</text:p>
          </table:table-cell>
          <table:table-cell office:value-type="float" office:value="0.83565617139" calcext:value-type="float">
            <text:p>0.835656</text:p>
          </table:table-cell>
          <table:table-cell office:value-type="float" office:value="0.84330263952" calcext:value-type="float">
            <text:p>0.843303</text:p>
          </table:table-cell>
          <table:table-cell office:value-type="float" office:value="0.839826112365" calcext:value-type="float">
            <text:p>0.839826</text:p>
          </table:table-cell>
          <table:table-cell office:value-type="float" office:value="0.831498678" calcext:value-type="float">
            <text:p>0.831499</text:p>
          </table:table-cell>
          <table:table-cell office:value-type="float" office:value="0.839107104" calcext:value-type="float">
            <text:p>0.839107</text:p>
          </table:table-cell>
          <table:table-cell office:value-type="float" office:value="0.836867842" calcext:value-type="float">
            <text:p>0.836868</text:p>
          </table:table-cell>
          <table:table-cell office:value-type="float" office:value="0.800737278" calcext:value-type="float">
            <text:p>0.800737</text:p>
          </table:table-cell>
          <table:table-cell office:value-type="float" office:value="0.84105218121" calcext:value-type="float">
            <text:p>0.841052</text:p>
          </table:table-cell>
          <table:table-cell office:value-type="float" office:value="0.79992536875878" calcext:value-type="float">
            <text:p>0.799925</text:p>
          </table:table-cell>
          <table:table-cell office:value-type="float" office:value="0.83065557817278" calcext:value-type="float">
            <text:p>0.830656</text:p>
          </table:table-cell>
          <table:table-cell table:formula="of:=AVERAGE([.B8:.U8])" office:value-type="float" office:value="0.829070883119814" calcext:value-type="float">
            <text:p>0.82907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831149" calcext:value-type="float">
            <text:p>0.831149</text:p>
          </table:table-cell>
          <table:table-cell office:value-type="float" office:value="0.842755" calcext:value-type="float">
            <text:p>0.842755</text:p>
          </table:table-cell>
          <table:table-cell office:value-type="float" office:value="0.843692" calcext:value-type="float">
            <text:p>0.843692</text:p>
          </table:table-cell>
          <table:table-cell office:value-type="float" office:value="0.836016" calcext:value-type="float">
            <text:p>0.836016</text:p>
          </table:table-cell>
          <table:table-cell office:value-type="float" office:value="0.84791046" calcext:value-type="float">
            <text:p>0.847910</text:p>
          </table:table-cell>
          <table:table-cell office:value-type="float" office:value="0.84019608" calcext:value-type="float">
            <text:p>0.840196</text:p>
          </table:table-cell>
          <table:table-cell office:value-type="float" office:value="0.835304745" calcext:value-type="float">
            <text:p>0.835305</text:p>
          </table:table-cell>
          <table:table-cell office:value-type="float" office:value="0.846968775" calcext:value-type="float">
            <text:p>0.846969</text:p>
          </table:table-cell>
          <table:table-cell office:value-type="float" office:value="0.84283418197143" calcext:value-type="float">
            <text:p>0.842834</text:p>
          </table:table-cell>
          <table:table-cell office:value-type="float" office:value="0.84187647216" calcext:value-type="float">
            <text:p>0.841876</text:p>
          </table:table-cell>
          <table:table-cell office:value-type="float" office:value="0.83697535449" calcext:value-type="float">
            <text:p>0.836975</text:p>
          </table:table-cell>
          <table:table-cell office:value-type="float" office:value="0.844427868675" calcext:value-type="float">
            <text:p>0.844428</text:p>
          </table:table-cell>
          <table:table-cell office:value-type="float" office:value="0.841151878215" calcext:value-type="float">
            <text:p>0.841152</text:p>
          </table:table-cell>
          <table:table-cell office:value-type="float" office:value="0.832811298" calcext:value-type="float">
            <text:p>0.832811</text:p>
          </table:table-cell>
          <table:table-cell office:value-type="float" office:value="0.840226735" calcext:value-type="float">
            <text:p>0.840227</text:p>
          </table:table-cell>
          <table:table-cell office:value-type="float" office:value="0.841160924" calcext:value-type="float">
            <text:p>0.841161</text:p>
          </table:table-cell>
          <table:table-cell office:value-type="float" office:value="0.837688032" calcext:value-type="float">
            <text:p>0.837688</text:p>
          </table:table-cell>
          <table:table-cell office:value-type="float" office:value="0.84536672862" calcext:value-type="float">
            <text:p>0.845367</text:p>
          </table:table-cell>
          <table:table-cell office:value-type="float" office:value="0.83683865646432" calcext:value-type="float">
            <text:p>0.836839</text:p>
          </table:table-cell>
          <table:table-cell office:value-type="float" office:value="0.83196686723898" calcext:value-type="float">
            <text:p>0.831967</text:p>
          </table:table-cell>
          <table:table-cell table:formula="of:=AVERAGE([.B9:.U9])" office:value-type="float" office:value="0.839865852841736" calcext:value-type="float">
            <text:p>0.83986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83246" calcext:value-type="float">
            <text:p>0.832460</text:p>
          </table:table-cell>
          <table:table-cell office:value-type="float" office:value="0.843504" calcext:value-type="float">
            <text:p>0.843504</text:p>
          </table:table-cell>
          <table:table-cell office:value-type="float" office:value="0.840884" calcext:value-type="float">
            <text:p>0.840884</text:p>
          </table:table-cell>
          <table:table-cell office:value-type="float" office:value="0.83246" calcext:value-type="float">
            <text:p>0.832460</text:p>
          </table:table-cell>
          <table:table-cell office:value-type="float" office:value="0.84508842" calcext:value-type="float">
            <text:p>0.845088</text:p>
          </table:table-cell>
          <table:table-cell table:number-columns-repeated="2" office:value-type="float" office:value="0.8366223" calcext:value-type="float">
            <text:p>0.836622</text:p>
          </table:table-cell>
          <table:table-cell office:value-type="float" office:value="0.84772152" calcext:value-type="float">
            <text:p>0.847722</text:p>
          </table:table-cell>
          <table:table-cell office:value-type="float" office:value="0.8441636134122" calcext:value-type="float">
            <text:p>0.844164</text:p>
          </table:table-cell>
          <table:table-cell table:number-columns-repeated="2" office:value-type="float" office:value="0.8382955446" calcext:value-type="float">
            <text:p>0.838296</text:p>
          </table:table-cell>
          <table:table-cell office:value-type="float" office:value="0.84517835544" calcext:value-type="float">
            <text:p>0.845178</text:p>
          </table:table-cell>
          <table:table-cell office:value-type="float" office:value="0.8424786561" calcext:value-type="float">
            <text:p>0.842479</text:p>
          </table:table-cell>
          <table:table-cell office:value-type="float" office:value="0.83412492" calcext:value-type="float">
            <text:p>0.834125</text:p>
          </table:table-cell>
          <table:table-cell office:value-type="float" office:value="0.840973488" calcext:value-type="float">
            <text:p>0.840973</text:p>
          </table:table-cell>
          <table:table-cell office:value-type="float" office:value="0.838361348" calcext:value-type="float">
            <text:p>0.838361</text:p>
          </table:table-cell>
          <table:table-cell office:value-type="float" office:value="0.83412492" calcext:value-type="float">
            <text:p>0.834125</text:p>
          </table:table-cell>
          <table:table-cell office:value-type="float" office:value="0.84255315474" calcext:value-type="float">
            <text:p>0.842553</text:p>
          </table:table-cell>
          <table:table-cell table:number-columns-repeated="2" office:value-type="float" office:value="0.8332791572892" calcext:value-type="float">
            <text:p>0.833279</text:p>
          </table:table-cell>
          <table:table-cell table:formula="of:=AVERAGE([.B10:.U10])" office:value-type="float" office:value="0.83902351997353" calcext:value-type="float">
            <text:p>0.83902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829652" calcext:value-type="float">
            <text:p>0.829652</text:p>
          </table:table-cell>
          <table:table-cell office:value-type="float" office:value="0.84182" calcext:value-type="float">
            <text:p>0.841820</text:p>
          </table:table-cell>
          <table:table-cell office:value-type="float" office:value="0.842568" calcext:value-type="float">
            <text:p>0.842568</text:p>
          </table:table-cell>
          <table:table-cell office:value-type="float" office:value="0.830588" calcext:value-type="float">
            <text:p>0.830588</text:p>
          </table:table-cell>
          <table:table-cell office:value-type="float" office:value="0.84678084" calcext:value-type="float">
            <text:p>0.846781</text:p>
          </table:table-cell>
          <table:table-cell office:value-type="float" office:value="0.83474094" calcext:value-type="float">
            <text:p>0.834741</text:p>
          </table:table-cell>
          <table:table-cell office:value-type="float" office:value="0.83380026" calcext:value-type="float">
            <text:p>0.833800</text:p>
          </table:table-cell>
          <table:table-cell office:value-type="float" office:value="0.8460291" calcext:value-type="float">
            <text:p>0.846029</text:p>
          </table:table-cell>
          <table:table-cell office:value-type="float" office:value="0.84131613554364" calcext:value-type="float">
            <text:p>0.841316</text:p>
          </table:table-cell>
          <table:table-cell office:value-type="float" office:value="0.83641042188" calcext:value-type="float">
            <text:p>0.836410</text:p>
          </table:table-cell>
          <table:table-cell office:value-type="float" office:value="0.83546786052" calcext:value-type="float">
            <text:p>0.835468</text:p>
          </table:table-cell>
          <table:table-cell office:value-type="float" office:value="0.8434910127" calcext:value-type="float">
            <text:p>0.843491</text:p>
          </table:table-cell>
          <table:table-cell office:value-type="float" office:value="0.83963686182" calcext:value-type="float">
            <text:p>0.839637</text:p>
          </table:table-cell>
          <table:table-cell office:value-type="float" office:value="0.831311304" calcext:value-type="float">
            <text:p>0.831311</text:p>
          </table:table-cell>
          <table:table-cell office:value-type="float" office:value="0.83929454" calcext:value-type="float">
            <text:p>0.839295</text:p>
          </table:table-cell>
          <table:table-cell office:value-type="float" office:value="0.840040296" calcext:value-type="float">
            <text:p>0.840040</text:p>
          </table:table-cell>
          <table:table-cell office:value-type="float" office:value="0.832249176" calcext:value-type="float">
            <text:p>0.832249</text:p>
          </table:table-cell>
          <table:table-cell office:value-type="float" office:value="0.84424049748" calcext:value-type="float">
            <text:p>0.844240</text:p>
          </table:table-cell>
          <table:table-cell office:value-type="float" office:value="0.83140531520376" calcext:value-type="float">
            <text:p>0.831405</text:p>
          </table:table-cell>
          <table:table-cell office:value-type="float" office:value="0.83046839416104" calcext:value-type="float">
            <text:p>0.830468</text:p>
          </table:table-cell>
          <table:table-cell table:formula="of:=AVERAGE([.B11:.U11])" office:value-type="float" office:value="0.837565547765422" calcext:value-type="float">
            <text:p>0.837566</text:p>
          </table:table-cell>
        </table:table-row>
        <table:table-row table:style-name="ro1">
          <table:table-cell table:number-columns-repeated="21"/>
          <table:table-cell table:style-name="ce5"/>
        </table:table-row>
        <table:table-row table:style-name="ro1">
          <table:table-cell table:style-name="ce3" office:value-type="string" calcext:value-type="string">
            <text:p>EPOCH</text:p>
          </table:table-cell>
          <table:table-cell table:style-name="ce6" office:value-type="string" calcext:value-type="string">
            <text:p>RUN1</text:p>
          </table:table-cell>
          <table:table-cell table:style-name="ce6" office:value-type="string" calcext:value-type="string">
            <text:p>RUN2</text:p>
          </table:table-cell>
          <table:table-cell table:style-name="ce6" office:value-type="string" calcext:value-type="string">
            <text:p>RUN3</text:p>
          </table:table-cell>
          <table:table-cell table:style-name="ce6" office:value-type="string" calcext:value-type="string">
            <text:p>RUN4</text:p>
          </table:table-cell>
          <table:table-cell table:style-name="ce6" office:value-type="string" calcext:value-type="string">
            <text:p>RUN5</text:p>
          </table:table-cell>
          <table:table-cell table:style-name="ce6" office:value-type="string" calcext:value-type="string">
            <text:p>RUN6</text:p>
          </table:table-cell>
          <table:table-cell table:style-name="ce6" office:value-type="string" calcext:value-type="string">
            <text:p>RUN7</text:p>
          </table:table-cell>
          <table:table-cell table:style-name="ce6" office:value-type="string" calcext:value-type="string">
            <text:p>RUN8</text:p>
          </table:table-cell>
          <table:table-cell table:style-name="ce6" office:value-type="string" calcext:value-type="string">
            <text:p>RUN9</text:p>
          </table:table-cell>
          <table:table-cell table:style-name="ce6" office:value-type="string" calcext:value-type="string">
            <text:p>RUN10</text:p>
          </table:table-cell>
          <table:table-cell table:style-name="ce6" office:value-type="string" calcext:value-type="string">
            <text:p>RUN11</text:p>
          </table:table-cell>
          <table:table-cell table:style-name="ce6" office:value-type="string" calcext:value-type="string">
            <text:p>RUN12</text:p>
          </table:table-cell>
          <table:table-cell table:style-name="ce6" office:value-type="string" calcext:value-type="string">
            <text:p>RUN13</text:p>
          </table:table-cell>
          <table:table-cell table:style-name="ce6" office:value-type="string" calcext:value-type="string">
            <text:p>RUN14</text:p>
          </table:table-cell>
          <table:table-cell table:style-name="ce6" office:value-type="string" calcext:value-type="string">
            <text:p>RUN15</text:p>
          </table:table-cell>
          <table:table-cell table:style-name="ce6" office:value-type="string" calcext:value-type="string">
            <text:p>RUN16</text:p>
          </table:table-cell>
          <table:table-cell table:style-name="ce6" office:value-type="string" calcext:value-type="string">
            <text:p>RUN17</text:p>
          </table:table-cell>
          <table:table-cell table:style-name="ce6" office:value-type="string" calcext:value-type="string">
            <text:p>RUN18</text:p>
          </table:table-cell>
          <table:table-cell table:style-name="ce6" office:value-type="string" calcext:value-type="string">
            <text:p>RUN19</text:p>
          </table:table-cell>
          <table:table-cell table:style-name="ce6" office:value-type="string" calcext:value-type="string">
            <text:p>RUN20</text:p>
          </table:table-cell>
          <table:table-cell office:value-type="string" calcext:value-type="string">
            <text:p>TRN LOSS AVG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87046" calcext:value-type="float">
            <text:p>0.687046</text:p>
          </table:table-cell>
          <table:table-cell office:value-type="float" office:value="0.688103" calcext:value-type="float">
            <text:p>0.688103</text:p>
          </table:table-cell>
          <table:table-cell office:value-type="float" office:value="0.684243" calcext:value-type="float">
            <text:p>0.684243</text:p>
          </table:table-cell>
          <table:table-cell office:value-type="float" office:value="0.686492" calcext:value-type="float">
            <text:p>0.686492</text:p>
          </table:table-cell>
          <table:table-cell office:value-type="float" office:value="0.680821785" calcext:value-type="float">
            <text:p>0.680822</text:p>
          </table:table-cell>
          <table:table-cell office:value-type="float" office:value="0.68305954" calcext:value-type="float">
            <text:p>0.683060</text:p>
          </table:table-cell>
          <table:table-cell office:value-type="float" office:value="0.68361077" calcext:value-type="float">
            <text:p>0.683611</text:p>
          </table:table-cell>
          <table:table-cell office:value-type="float" office:value="0.684662485" calcext:value-type="float">
            <text:p>0.684662</text:p>
          </table:table-cell>
          <table:table-cell office:value-type="float" office:value="0.68018314559922" calcext:value-type="float">
            <text:p>0.680183</text:p>
          </table:table-cell>
          <table:table-cell office:value-type="float" office:value="0.68169342092" calcext:value-type="float">
            <text:p>0.681693</text:p>
          </table:table-cell>
          <table:table-cell office:value-type="float" office:value="0.68224354846" calcext:value-type="float">
            <text:p>0.682244</text:p>
          </table:table-cell>
          <table:table-cell office:value-type="float" office:value="0.686716472455" calcext:value-type="float">
            <text:p>0.686716</text:p>
          </table:table-cell>
          <table:table-cell office:value-type="float" office:value="0.67882549461" calcext:value-type="float">
            <text:p>0.678825</text:p>
          </table:table-cell>
          <table:table-cell office:value-type="float" office:value="0.685671908" calcext:value-type="float">
            <text:p>0.685672</text:p>
          </table:table-cell>
          <table:table-cell office:value-type="float" office:value="0.690167309" calcext:value-type="float">
            <text:p>0.690167</text:p>
          </table:table-cell>
          <table:table-cell office:value-type="float" office:value="0.686295729" calcext:value-type="float">
            <text:p>0.686296</text:p>
          </table:table-cell>
          <table:table-cell office:value-type="float" office:value="0.685119016" calcext:value-type="float">
            <text:p>0.685119</text:p>
          </table:table-cell>
          <table:table-cell office:value-type="float" office:value="0.682864250355" calcext:value-type="float">
            <text:p>0.682864</text:p>
          </table:table-cell>
          <table:table-cell office:value-type="float" office:value="0.68442565908" calcext:value-type="float">
            <text:p>0.684426</text:p>
          </table:table-cell>
          <table:table-cell office:value-type="float" office:value="0.68497799154" calcext:value-type="float">
            <text:p>0.684978</text:p>
          </table:table-cell>
          <table:table-cell table:formula="of:=AVERAGE([.B14:.U14])" office:value-type="float" office:value="0.684361126250961" calcext:value-type="float">
            <text:p>0.68436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8678" calcext:value-type="float">
            <text:p>0.686780</text:p>
          </table:table-cell>
          <table:table-cell office:value-type="float" office:value="0.687857" calcext:value-type="float">
            <text:p>0.687857</text:p>
          </table:table-cell>
          <table:table-cell office:value-type="float" office:value="0.687001" calcext:value-type="float">
            <text:p>0.687001</text:p>
          </table:table-cell>
          <table:table-cell office:value-type="float" office:value="0.685625" calcext:value-type="float">
            <text:p>0.685625</text:p>
          </table:table-cell>
          <table:table-cell office:value-type="float" office:value="0.683565995" calcext:value-type="float">
            <text:p>0.683566</text:p>
          </table:table-cell>
          <table:table-cell office:value-type="float" office:value="0.682196875" calcext:value-type="float">
            <text:p>0.682197</text:p>
          </table:table-cell>
          <table:table-cell office:value-type="float" office:value="0.6833461" calcext:value-type="float">
            <text:p>0.683346</text:p>
          </table:table-cell>
          <table:table-cell office:value-type="float" office:value="0.684417715" calcext:value-type="float">
            <text:p>0.684418</text:p>
          </table:table-cell>
          <table:table-cell office:value-type="float" office:value="0.6799198026546" calcext:value-type="float">
            <text:p>0.679920</text:p>
          </table:table-cell>
          <table:table-cell office:value-type="float" office:value="0.68083248125" calcext:value-type="float">
            <text:p>0.680832</text:p>
          </table:table-cell>
          <table:table-cell office:value-type="float" office:value="0.6819794078" calcext:value-type="float">
            <text:p>0.681979</text:p>
          </table:table-cell>
          <table:table-cell office:value-type="float" office:value="0.686470968145" calcext:value-type="float">
            <text:p>0.686471</text:p>
          </table:table-cell>
          <table:table-cell office:value-type="float" office:value="0.6785626773" calcext:value-type="float">
            <text:p>0.678563</text:p>
          </table:table-cell>
          <table:table-cell office:value-type="float" office:value="0.68540644" calcext:value-type="float">
            <text:p>0.685406</text:p>
          </table:table-cell>
          <table:table-cell office:value-type="float" office:value="0.689920571" calcext:value-type="float">
            <text:p>0.689921</text:p>
          </table:table-cell>
          <table:table-cell office:value-type="float" office:value="0.689062003" calcext:value-type="float">
            <text:p>0.689062</text:p>
          </table:table-cell>
          <table:table-cell office:value-type="float" office:value="0.68425375" calcext:value-type="float">
            <text:p>0.684254</text:p>
          </table:table-cell>
          <table:table-cell office:value-type="float" office:value="0.685616692985" calcext:value-type="float">
            <text:p>0.685617</text:p>
          </table:table-cell>
          <table:table-cell office:value-type="float" office:value="0.68356126875" calcext:value-type="float">
            <text:p>0.683561</text:p>
          </table:table-cell>
          <table:table-cell office:value-type="float" office:value="0.6847127922" calcext:value-type="float">
            <text:p>0.684713</text:p>
          </table:table-cell>
          <table:table-cell table:formula="of:=AVERAGE([.B15:.U15])" office:value-type="float" office:value="0.68455442700423" calcext:value-type="float">
            <text:p>0.68455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685279" calcext:value-type="float">
            <text:p>0.685279</text:p>
          </table:table-cell>
          <table:table-cell office:value-type="float" office:value="0.684565" calcext:value-type="float">
            <text:p>0.684565</text:p>
          </table:table-cell>
          <table:table-cell office:value-type="float" office:value="0.683691" calcext:value-type="float">
            <text:p>0.683691</text:p>
          </table:table-cell>
          <table:table-cell office:value-type="float" office:value="0.681854" calcext:value-type="float">
            <text:p>0.681854</text:p>
          </table:table-cell>
          <table:table-cell office:value-type="float" office:value="0.680272545" calcext:value-type="float">
            <text:p>0.680273</text:p>
          </table:table-cell>
          <table:table-cell office:value-type="float" office:value="0.67844473" calcext:value-type="float">
            <text:p>0.678445</text:p>
          </table:table-cell>
          <table:table-cell office:value-type="float" office:value="0.681852605" calcext:value-type="float">
            <text:p>0.681853</text:p>
          </table:table-cell>
          <table:table-cell office:value-type="float" office:value="0.681142175" calcext:value-type="float">
            <text:p>0.681142</text:p>
          </table:table-cell>
          <table:table-cell office:value-type="float" office:value="0.67843379603853" calcext:value-type="float">
            <text:p>0.678434</text:p>
          </table:table-cell>
          <table:table-cell office:value-type="float" office:value="0.67708784054" calcext:value-type="float">
            <text:p>0.677088</text:p>
          </table:table-cell>
          <table:table-cell office:value-type="float" office:value="0.68048889979" calcext:value-type="float">
            <text:p>0.680489</text:p>
          </table:table-cell>
          <table:table-cell office:value-type="float" office:value="0.683185601525" calcext:value-type="float">
            <text:p>0.683186</text:p>
          </table:table-cell>
          <table:table-cell office:value-type="float" office:value="0.677079636765" calcext:value-type="float">
            <text:p>0.677080</text:p>
          </table:table-cell>
          <table:table-cell office:value-type="float" office:value="0.683908442" calcext:value-type="float">
            <text:p>0.683908</text:p>
          </table:table-cell>
          <table:table-cell office:value-type="float" office:value="0.686618695" calcext:value-type="float">
            <text:p>0.686619</text:p>
          </table:table-cell>
          <table:table-cell office:value-type="float" office:value="0.685742073" calcext:value-type="float">
            <text:p>0.685742</text:p>
          </table:table-cell>
          <table:table-cell office:value-type="float" office:value="0.680490292" calcext:value-type="float">
            <text:p>0.680490</text:p>
          </table:table-cell>
          <table:table-cell office:value-type="float" office:value="0.682313362635" calcext:value-type="float">
            <text:p>0.682313</text:p>
          </table:table-cell>
          <table:table-cell office:value-type="float" office:value="0.67980161946" calcext:value-type="float">
            <text:p>0.679802</text:p>
          </table:table-cell>
          <table:table-cell office:value-type="float" office:value="0.68321631021" calcext:value-type="float">
            <text:p>0.683216</text:p>
          </table:table-cell>
          <table:table-cell table:formula="of:=AVERAGE([.B16:.U16])" office:value-type="float" office:value="0.681773381198176" calcext:value-type="float">
            <text:p>0.68177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685753" calcext:value-type="float">
            <text:p>0.685753</text:p>
          </table:table-cell>
          <table:table-cell office:value-type="float" office:value="0.570195" calcext:value-type="float">
            <text:p>0.570195</text:p>
          </table:table-cell>
          <table:table-cell office:value-type="float" office:value="0.600428" calcext:value-type="float">
            <text:p>0.600428</text:p>
          </table:table-cell>
          <table:table-cell office:value-type="float" office:value="0.664806" calcext:value-type="float">
            <text:p>0.664806</text:p>
          </table:table-cell>
          <table:table-cell office:value-type="float" office:value="0.59742586" calcext:value-type="float">
            <text:p>0.597426</text:p>
          </table:table-cell>
          <table:table-cell office:value-type="float" office:value="0.66148197" calcext:value-type="float">
            <text:p>0.661482</text:p>
          </table:table-cell>
          <table:table-cell office:value-type="float" office:value="0.682324235" calcext:value-type="float">
            <text:p>0.682324</text:p>
          </table:table-cell>
          <table:table-cell office:value-type="float" office:value="0.567344025" calcext:value-type="float">
            <text:p>0.567344</text:p>
          </table:table-cell>
          <table:table-cell office:value-type="float" office:value="0.67890306128571" calcext:value-type="float">
            <text:p>0.678903</text:p>
          </table:table-cell>
          <table:table-cell office:value-type="float" office:value="0.66015900606" calcext:value-type="float">
            <text:p>0.660159</text:p>
          </table:table-cell>
          <table:table-cell office:value-type="float" office:value="0.68095958653" calcext:value-type="float">
            <text:p>0.680960</text:p>
          </table:table-cell>
          <table:table-cell office:value-type="float" office:value="0.569046057075" calcext:value-type="float">
            <text:p>0.569046</text:p>
          </table:table-cell>
          <table:table-cell office:value-type="float" office:value="0.677547965355" calcext:value-type="float">
            <text:p>0.677548</text:p>
          </table:table-cell>
          <table:table-cell office:value-type="float" office:value="0.684381494" calcext:value-type="float">
            <text:p>0.684381</text:p>
          </table:table-cell>
          <table:table-cell office:value-type="float" office:value="0.571905585" calcext:value-type="float">
            <text:p>0.571906</text:p>
          </table:table-cell>
          <table:table-cell office:value-type="float" office:value="0.602229284" calcext:value-type="float">
            <text:p>0.602229</text:p>
          </table:table-cell>
          <table:table-cell office:value-type="float" office:value="0.663476388" calcext:value-type="float">
            <text:p>0.663476</text:p>
          </table:table-cell>
          <table:table-cell office:value-type="float" office:value="0.59921813758" calcext:value-type="float">
            <text:p>0.599218</text:p>
          </table:table-cell>
          <table:table-cell office:value-type="float" office:value="0.66280493394" calcext:value-type="float">
            <text:p>0.662805</text:p>
          </table:table-cell>
          <table:table-cell office:value-type="float" office:value="0.68368888347" calcext:value-type="float">
            <text:p>0.683689</text:p>
          </table:table-cell>
          <table:table-cell table:formula="of:=AVERAGE([.B17:.U17])" office:value-type="float" office:value="0.638203923614785" calcext:value-type="float">
            <text:p>0.63820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53004" calcext:value-type="float">
            <text:p>0.530040</text:p>
          </table:table-cell>
          <table:table-cell office:value-type="float" office:value="0.443904" calcext:value-type="float">
            <text:p>0.443904</text:p>
          </table:table-cell>
          <table:table-cell office:value-type="float" office:value="0.440473" calcext:value-type="float">
            <text:p>0.440473</text:p>
          </table:table-cell>
          <table:table-cell office:value-type="float" office:value="0.478286" calcext:value-type="float">
            <text:p>0.478286</text:p>
          </table:table-cell>
          <table:table-cell office:value-type="float" office:value="0.438270635" calcext:value-type="float">
            <text:p>0.438271</text:p>
          </table:table-cell>
          <table:table-cell office:value-type="float" office:value="0.47589457" calcext:value-type="float">
            <text:p>0.475895</text:p>
          </table:table-cell>
          <table:table-cell office:value-type="float" office:value="0.5273898" calcext:value-type="float">
            <text:p>0.527390</text:p>
          </table:table-cell>
          <table:table-cell office:value-type="float" office:value="0.44168448" calcext:value-type="float">
            <text:p>0.441684</text:p>
          </table:table-cell>
          <table:table-cell office:value-type="float" office:value="0.5247454675428" calcext:value-type="float">
            <text:p>0.524745</text:p>
          </table:table-cell>
          <table:table-cell office:value-type="float" office:value="0.47494278086" calcext:value-type="float">
            <text:p>0.474943</text:p>
          </table:table-cell>
          <table:table-cell office:value-type="float" office:value="0.5263350204" calcext:value-type="float">
            <text:p>0.526335</text:p>
          </table:table-cell>
          <table:table-cell office:value-type="float" office:value="0.44300953344" calcext:value-type="float">
            <text:p>0.443010</text:p>
          </table:table-cell>
          <table:table-cell office:value-type="float" office:value="0.5236980714" calcext:value-type="float">
            <text:p>0.523698</text:p>
          </table:table-cell>
          <table:table-cell office:value-type="float" office:value="0.52897992" calcext:value-type="float">
            <text:p>0.528980</text:p>
          </table:table-cell>
          <table:table-cell office:value-type="float" office:value="0.445235712" calcext:value-type="float">
            <text:p>0.445236</text:p>
          </table:table-cell>
          <table:table-cell office:value-type="float" office:value="0.441794419" calcext:value-type="float">
            <text:p>0.441794</text:p>
          </table:table-cell>
          <table:table-cell office:value-type="float" office:value="0.477329428" calcext:value-type="float">
            <text:p>0.477329</text:p>
          </table:table-cell>
          <table:table-cell office:value-type="float" office:value="0.439585446905" calcext:value-type="float">
            <text:p>0.439585</text:p>
          </table:table-cell>
          <table:table-cell office:value-type="float" office:value="0.47684635914" calcext:value-type="float">
            <text:p>0.476846</text:p>
          </table:table-cell>
          <table:table-cell office:value-type="float" office:value="0.5284445796" calcext:value-type="float">
            <text:p>0.528445</text:p>
          </table:table-cell>
          <table:table-cell table:formula="of:=AVERAGE([.B18:.U18])" office:value-type="float" office:value="0.48034446116439" calcext:value-type="float">
            <text:p>0.48034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410262" calcext:value-type="float">
            <text:p>0.410262</text:p>
          </table:table-cell>
          <table:table-cell office:value-type="float" office:value="0.360751" calcext:value-type="float">
            <text:p>0.360751</text:p>
          </table:table-cell>
          <table:table-cell office:value-type="float" office:value="0.359388" calcext:value-type="float">
            <text:p>0.359388</text:p>
          </table:table-cell>
          <table:table-cell office:value-type="float" office:value="0.35947" calcext:value-type="float">
            <text:p>0.359470</text:p>
          </table:table-cell>
          <table:table-cell office:value-type="float" office:value="0.35759106" calcext:value-type="float">
            <text:p>0.357591</text:p>
          </table:table-cell>
          <table:table-cell office:value-type="float" office:value="0.35767265" calcext:value-type="float">
            <text:p>0.357673</text:p>
          </table:table-cell>
          <table:table-cell office:value-type="float" office:value="0.40821069" calcext:value-type="float">
            <text:p>0.408211</text:p>
          </table:table-cell>
          <table:table-cell office:value-type="float" office:value="0.358947245" calcext:value-type="float">
            <text:p>0.358947</text:p>
          </table:table-cell>
          <table:table-cell office:value-type="float" office:value="0.40616392160034" calcext:value-type="float">
            <text:p>0.406164</text:p>
          </table:table-cell>
          <table:table-cell office:value-type="float" office:value="0.3569573047" calcext:value-type="float">
            <text:p>0.356957</text:p>
          </table:table-cell>
          <table:table-cell office:value-type="float" office:value="0.40739426862" calcext:value-type="float">
            <text:p>0.407394</text:p>
          </table:table-cell>
          <table:table-cell office:value-type="float" office:value="0.360024086735" calcext:value-type="float">
            <text:p>0.360024</text:p>
          </table:table-cell>
          <table:table-cell office:value-type="float" office:value="0.40535321517" calcext:value-type="float">
            <text:p>0.405353</text:p>
          </table:table-cell>
          <table:table-cell office:value-type="float" office:value="0.409441476" calcext:value-type="float">
            <text:p>0.409441</text:p>
          </table:table-cell>
          <table:table-cell office:value-type="float" office:value="0.361833253" calcext:value-type="float">
            <text:p>0.361833</text:p>
          </table:table-cell>
          <table:table-cell office:value-type="float" office:value="0.360466164" calcext:value-type="float">
            <text:p>0.360466</text:p>
          </table:table-cell>
          <table:table-cell office:value-type="float" office:value="0.35875106" calcext:value-type="float">
            <text:p>0.358751</text:p>
          </table:table-cell>
          <table:table-cell office:value-type="float" office:value="0.35866383318" calcext:value-type="float">
            <text:p>0.358664</text:p>
          </table:table-cell>
          <table:table-cell office:value-type="float" office:value="0.3583879953" calcext:value-type="float">
            <text:p>0.358388</text:p>
          </table:table-cell>
          <table:table-cell office:value-type="float" office:value="0.40902711138" calcext:value-type="float">
            <text:p>0.409027</text:p>
          </table:table-cell>
          <table:table-cell table:formula="of:=AVERAGE([.B19:.U19])" office:value-type="float" office:value="0.376237816734267" calcext:value-type="float">
            <text:p>0.37623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337145" calcext:value-type="float">
            <text:p>0.337145</text:p>
          </table:table-cell>
          <table:table-cell office:value-type="float" office:value="0.293475" calcext:value-type="float">
            <text:p>0.293475</text:p>
          </table:table-cell>
          <table:table-cell office:value-type="float" office:value="0.292374" calcext:value-type="float">
            <text:p>0.292374</text:p>
          </table:table-cell>
          <table:table-cell office:value-type="float" office:value="0.292683" calcext:value-type="float">
            <text:p>0.292683</text:p>
          </table:table-cell>
          <table:table-cell office:value-type="float" office:value="0.29091213" calcext:value-type="float">
            <text:p>0.290912</text:p>
          </table:table-cell>
          <table:table-cell office:value-type="float" office:value="0.291219585" calcext:value-type="float">
            <text:p>0.291220</text:p>
          </table:table-cell>
          <table:table-cell office:value-type="float" office:value="0.335459275" calcext:value-type="float">
            <text:p>0.335459</text:p>
          </table:table-cell>
          <table:table-cell office:value-type="float" office:value="0.292007625" calcext:value-type="float">
            <text:p>0.292008</text:p>
          </table:table-cell>
          <table:table-cell office:value-type="float" office:value="0.33377728219515" calcext:value-type="float">
            <text:p>0.333777</text:p>
          </table:table-cell>
          <table:table-cell office:value-type="float" office:value="0.29063714583" calcext:value-type="float">
            <text:p>0.290637</text:p>
          </table:table-cell>
          <table:table-cell office:value-type="float" office:value="0.33478835645" calcext:value-type="float">
            <text:p>0.334788</text:p>
          </table:table-cell>
          <table:table-cell office:value-type="float" office:value="0.292883647875" calcext:value-type="float">
            <text:p>0.292884</text:p>
          </table:table-cell>
          <table:table-cell office:value-type="float" office:value="0.333111060075" calcext:value-type="float">
            <text:p>0.333111</text:p>
          </table:table-cell>
          <table:table-cell office:value-type="float" office:value="0.33647071" calcext:value-type="float">
            <text:p>0.336471</text:p>
          </table:table-cell>
          <table:table-cell office:value-type="float" office:value="0.294355425" calcext:value-type="float">
            <text:p>0.294355</text:p>
          </table:table-cell>
          <table:table-cell office:value-type="float" office:value="0.293251122" calcext:value-type="float">
            <text:p>0.293251</text:p>
          </table:table-cell>
          <table:table-cell office:value-type="float" office:value="0.292097634" calcext:value-type="float">
            <text:p>0.292098</text:p>
          </table:table-cell>
          <table:table-cell office:value-type="float" office:value="0.29178486639" calcext:value-type="float">
            <text:p>0.291785</text:p>
          </table:table-cell>
          <table:table-cell office:value-type="float" office:value="0.29180202417" calcext:value-type="float">
            <text:p>0.291802</text:p>
          </table:table-cell>
          <table:table-cell office:value-type="float" office:value="0.33613019355" calcext:value-type="float">
            <text:p>0.336130</text:p>
          </table:table-cell>
          <table:table-cell table:formula="of:=AVERAGE([.B20:.U20])" office:value-type="float" office:value="0.307318254126757" calcext:value-type="float">
            <text:p>0.30731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264777" calcext:value-type="float">
            <text:p>0.264777</text:p>
          </table:table-cell>
          <table:table-cell office:value-type="float" office:value="0.218826" calcext:value-type="float">
            <text:p>0.218826</text:p>
          </table:table-cell>
          <table:table-cell office:value-type="float" office:value="0.234402" calcext:value-type="float">
            <text:p>0.234402</text:p>
          </table:table-cell>
          <table:table-cell office:value-type="float" office:value="0.235658" calcext:value-type="float">
            <text:p>0.235658</text:p>
          </table:table-cell>
          <table:table-cell office:value-type="float" office:value="0.23322999" calcext:value-type="float">
            <text:p>0.233230</text:p>
          </table:table-cell>
          <table:table-cell office:value-type="float" office:value="0.23447971" calcext:value-type="float">
            <text:p>0.234480</text:p>
          </table:table-cell>
          <table:table-cell office:value-type="float" office:value="0.263453115" calcext:value-type="float">
            <text:p>0.263453</text:p>
          </table:table-cell>
          <table:table-cell office:value-type="float" office:value="0.21773187" calcext:value-type="float">
            <text:p>0.217732</text:p>
          </table:table-cell>
          <table:table-cell office:value-type="float" office:value="0.26213216108139" calcext:value-type="float">
            <text:p>0.262132</text:p>
          </table:table-cell>
          <table:table-cell office:value-type="float" office:value="0.23401075058" calcext:value-type="float">
            <text:p>0.234011</text:p>
          </table:table-cell>
          <table:table-cell office:value-type="float" office:value="0.26292620877" calcext:value-type="float">
            <text:p>0.262926</text:p>
          </table:table-cell>
          <table:table-cell office:value-type="float" office:value="0.21838506561" calcext:value-type="float">
            <text:p>0.218385</text:p>
          </table:table-cell>
          <table:table-cell office:value-type="float" office:value="0.261608943195" calcext:value-type="float">
            <text:p>0.261609</text:p>
          </table:table-cell>
          <table:table-cell office:value-type="float" office:value="0.264247446" calcext:value-type="float">
            <text:p>0.264247</text:p>
          </table:table-cell>
          <table:table-cell office:value-type="float" office:value="0.219482478" calcext:value-type="float">
            <text:p>0.219482</text:p>
          </table:table-cell>
          <table:table-cell office:value-type="float" office:value="0.235105206" calcext:value-type="float">
            <text:p>0.235105</text:p>
          </table:table-cell>
          <table:table-cell office:value-type="float" office:value="0.235186684" calcext:value-type="float">
            <text:p>0.235187</text:p>
          </table:table-cell>
          <table:table-cell office:value-type="float" office:value="0.23392967997" calcext:value-type="float">
            <text:p>0.233930</text:p>
          </table:table-cell>
          <table:table-cell office:value-type="float" office:value="0.23494866942" calcext:value-type="float">
            <text:p>0.234949</text:p>
          </table:table-cell>
          <table:table-cell office:value-type="float" office:value="0.26398002123" calcext:value-type="float">
            <text:p>0.263980</text:p>
          </table:table-cell>
          <table:table-cell table:formula="of:=AVERAGE([.B21:.U21])" office:value-type="float" office:value="0.241425049942819" calcext:value-type="float">
            <text:p>0.24142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222979" calcext:value-type="float">
            <text:p>0.222979</text:p>
          </table:table-cell>
          <table:table-cell office:value-type="float" office:value="0.174973" calcext:value-type="float">
            <text:p>0.174973</text:p>
          </table:table-cell>
          <table:table-cell office:value-type="float" office:value="0.193596" calcext:value-type="float">
            <text:p>0.193596</text:p>
          </table:table-cell>
          <table:table-cell office:value-type="float" office:value="0.186874" calcext:value-type="float">
            <text:p>0.186874</text:p>
          </table:table-cell>
          <table:table-cell office:value-type="float" office:value="0.19262802" calcext:value-type="float">
            <text:p>0.192628</text:p>
          </table:table-cell>
          <table:table-cell office:value-type="float" office:value="0.18593963" calcext:value-type="float">
            <text:p>0.185940</text:p>
          </table:table-cell>
          <table:table-cell office:value-type="float" office:value="0.221864105" calcext:value-type="float">
            <text:p>0.221864</text:p>
          </table:table-cell>
          <table:table-cell office:value-type="float" office:value="0.174098135" calcext:value-type="float">
            <text:p>0.174098</text:p>
          </table:table-cell>
          <table:table-cell office:value-type="float" office:value="0.22075167837753" calcext:value-type="float">
            <text:p>0.220752</text:p>
          </table:table-cell>
          <table:table-cell office:value-type="float" office:value="0.18556775074" calcext:value-type="float">
            <text:p>0.185568</text:p>
          </table:table-cell>
          <table:table-cell office:value-type="float" office:value="0.22142037679" calcext:value-type="float">
            <text:p>0.221420</text:p>
          </table:table-cell>
          <table:table-cell office:value-type="float" office:value="0.174620429405" calcext:value-type="float">
            <text:p>0.174620</text:p>
          </table:table-cell>
          <table:table-cell office:value-type="float" office:value="0.220311056265" calcext:value-type="float">
            <text:p>0.220311</text:p>
          </table:table-cell>
          <table:table-cell office:value-type="float" office:value="0.222533042" calcext:value-type="float">
            <text:p>0.222533</text:p>
          </table:table-cell>
          <table:table-cell office:value-type="float" office:value="0.175497919" calcext:value-type="float">
            <text:p>0.175498</text:p>
          </table:table-cell>
          <table:table-cell office:value-type="float" office:value="0.194176788" calcext:value-type="float">
            <text:p>0.194177</text:p>
          </table:table-cell>
          <table:table-cell office:value-type="float" office:value="0.186500252" calcext:value-type="float">
            <text:p>0.186500</text:p>
          </table:table-cell>
          <table:table-cell office:value-type="float" office:value="0.19320590406" calcext:value-type="float">
            <text:p>0.193206</text:p>
          </table:table-cell>
          <table:table-cell office:value-type="float" office:value="0.18631150926" calcext:value-type="float">
            <text:p>0.186312</text:p>
          </table:table-cell>
          <table:table-cell office:value-type="float" office:value="0.22230783321" calcext:value-type="float">
            <text:p>0.222308</text:p>
          </table:table-cell>
          <table:table-cell table:formula="of:=AVERAGE([.B22:.U22])" office:value-type="float" office:value="0.197807821455376" calcext:value-type="float">
            <text:p>0.19780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195165" calcext:value-type="float">
            <text:p>0.195165</text:p>
          </table:table-cell>
          <table:table-cell office:value-type="float" office:value="0.15381" calcext:value-type="float">
            <text:p>0.153810</text:p>
          </table:table-cell>
          <table:table-cell office:value-type="float" office:value="0.160047" calcext:value-type="float">
            <text:p>0.160047</text:p>
          </table:table-cell>
          <table:table-cell office:value-type="float" office:value="0.14999" calcext:value-type="float">
            <text:p>0.149990</text:p>
          </table:table-cell>
          <table:table-cell office:value-type="float" office:value="0.159246765" calcext:value-type="float">
            <text:p>0.159247</text:p>
          </table:table-cell>
          <table:table-cell office:value-type="float" office:value="0.14924005" calcext:value-type="float">
            <text:p>0.149240</text:p>
          </table:table-cell>
          <table:table-cell office:value-type="float" office:value="0.194189175" calcext:value-type="float">
            <text:p>0.194189</text:p>
          </table:table-cell>
          <table:table-cell office:value-type="float" office:value="0.15304095" calcext:value-type="float">
            <text:p>0.153041</text:p>
          </table:table-cell>
          <table:table-cell office:value-type="float" office:value="0.19321551047655" calcext:value-type="float">
            <text:p>0.193216</text:p>
          </table:table-cell>
          <table:table-cell office:value-type="float" office:value="0.1489415699" calcext:value-type="float">
            <text:p>0.148942</text:p>
          </table:table-cell>
          <table:table-cell office:value-type="float" office:value="0.19380079665" calcext:value-type="float">
            <text:p>0.193801</text:p>
          </table:table-cell>
          <table:table-cell office:value-type="float" office:value="0.15350007285" calcext:value-type="float">
            <text:p>0.153500</text:p>
          </table:table-cell>
          <table:table-cell office:value-type="float" office:value="0.192829850775" calcext:value-type="float">
            <text:p>0.192830</text:p>
          </table:table-cell>
          <table:table-cell office:value-type="float" office:value="0.19477467" calcext:value-type="float">
            <text:p>0.194775</text:p>
          </table:table-cell>
          <table:table-cell office:value-type="float" office:value="0.15427143" calcext:value-type="float">
            <text:p>0.154271</text:p>
          </table:table-cell>
          <table:table-cell office:value-type="float" office:value="0.160527141" calcext:value-type="float">
            <text:p>0.160527</text:p>
          </table:table-cell>
          <table:table-cell office:value-type="float" office:value="0.14969002" calcext:value-type="float">
            <text:p>0.149690</text:p>
          </table:table-cell>
          <table:table-cell office:value-type="float" office:value="0.159724505295" calcext:value-type="float">
            <text:p>0.159725</text:p>
          </table:table-cell>
          <table:table-cell office:value-type="float" office:value="0.1495385301" calcext:value-type="float">
            <text:p>0.149539</text:p>
          </table:table-cell>
          <table:table-cell office:value-type="float" office:value="0.19457755335" calcext:value-type="float">
            <text:p>0.194578</text:p>
          </table:table-cell>
          <table:table-cell table:formula="of:=AVERAGE([.B23:.U23])" office:value-type="float" office:value="0.168006029519827" calcext:value-type="float">
            <text:p>0.168006</text:p>
          </table:table-cell>
        </table:table-row>
        <table:table-row table:style-name="ro1">
          <table:table-cell table:number-columns-repeated="21"/>
          <table:table-cell table:style-name="ce5"/>
        </table:table-row>
        <table:table-row table:style-name="ro1">
          <table:table-cell table:style-name="ce3" office:value-type="string" calcext:value-type="string">
            <text:p>EPOCH</text:p>
          </table:table-cell>
          <table:table-cell table:style-name="ce6" office:value-type="string" calcext:value-type="string">
            <text:p>RUN1</text:p>
          </table:table-cell>
          <table:table-cell table:style-name="ce6" office:value-type="string" calcext:value-type="string">
            <text:p>RUN2</text:p>
          </table:table-cell>
          <table:table-cell table:style-name="ce6" office:value-type="string" calcext:value-type="string">
            <text:p>RUN3</text:p>
          </table:table-cell>
          <table:table-cell table:style-name="ce6" office:value-type="string" calcext:value-type="string">
            <text:p>RUN4</text:p>
          </table:table-cell>
          <table:table-cell table:style-name="ce6" office:value-type="string" calcext:value-type="string">
            <text:p>RUN5</text:p>
          </table:table-cell>
          <table:table-cell table:style-name="ce6" office:value-type="string" calcext:value-type="string">
            <text:p>RUN6</text:p>
          </table:table-cell>
          <table:table-cell table:style-name="ce6" office:value-type="string" calcext:value-type="string">
            <text:p>RUN7</text:p>
          </table:table-cell>
          <table:table-cell table:style-name="ce6" office:value-type="string" calcext:value-type="string">
            <text:p>RUN8</text:p>
          </table:table-cell>
          <table:table-cell table:style-name="ce6" office:value-type="string" calcext:value-type="string">
            <text:p>RUN9</text:p>
          </table:table-cell>
          <table:table-cell table:style-name="ce6" office:value-type="string" calcext:value-type="string">
            <text:p>RUN10</text:p>
          </table:table-cell>
          <table:table-cell table:style-name="ce6" office:value-type="string" calcext:value-type="string">
            <text:p>RUN11</text:p>
          </table:table-cell>
          <table:table-cell table:style-name="ce6" office:value-type="string" calcext:value-type="string">
            <text:p>RUN12</text:p>
          </table:table-cell>
          <table:table-cell table:style-name="ce6" office:value-type="string" calcext:value-type="string">
            <text:p>RUN13</text:p>
          </table:table-cell>
          <table:table-cell table:style-name="ce6" office:value-type="string" calcext:value-type="string">
            <text:p>RUN14</text:p>
          </table:table-cell>
          <table:table-cell table:style-name="ce6" office:value-type="string" calcext:value-type="string">
            <text:p>RUN15</text:p>
          </table:table-cell>
          <table:table-cell table:style-name="ce6" office:value-type="string" calcext:value-type="string">
            <text:p>RUN16</text:p>
          </table:table-cell>
          <table:table-cell table:style-name="ce6" office:value-type="string" calcext:value-type="string">
            <text:p>RUN17</text:p>
          </table:table-cell>
          <table:table-cell table:style-name="ce6" office:value-type="string" calcext:value-type="string">
            <text:p>RUN18</text:p>
          </table:table-cell>
          <table:table-cell table:style-name="ce6" office:value-type="string" calcext:value-type="string">
            <text:p>RUN19</text:p>
          </table:table-cell>
          <table:table-cell table:style-name="ce6" office:value-type="string" calcext:value-type="string">
            <text:p>RUN20</text:p>
          </table:table-cell>
          <table:table-cell office:value-type="string" calcext:value-type="string">
            <text:p>VAL LOS AVG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86483" calcext:value-type="float">
            <text:p>0.686483</text:p>
          </table:table-cell>
          <table:table-cell office:value-type="float" office:value="0.691188" calcext:value-type="float">
            <text:p>0.691188</text:p>
          </table:table-cell>
          <table:table-cell office:value-type="float" office:value="0.701311" calcext:value-type="float">
            <text:p>0.701311</text:p>
          </table:table-cell>
          <table:table-cell office:value-type="float" office:value="0.687547" calcext:value-type="float">
            <text:p>0.687547</text:p>
          </table:table-cell>
          <table:table-cell office:value-type="float" office:value="0.697804445" calcext:value-type="float">
            <text:p>0.697804</text:p>
          </table:table-cell>
          <table:table-cell office:value-type="float" office:value="0.684109265" calcext:value-type="float">
            <text:p>0.684109</text:p>
          </table:table-cell>
          <table:table-cell office:value-type="float" office:value="0.683050585" calcext:value-type="float">
            <text:p>0.683051</text:p>
          </table:table-cell>
          <table:table-cell office:value-type="float" office:value="0.68773206" calcext:value-type="float">
            <text:p>0.687732</text:p>
          </table:table-cell>
          <table:table-cell office:value-type="float" office:value="0.67962576936681" calcext:value-type="float">
            <text:p>0.679626</text:p>
          </table:table-cell>
          <table:table-cell office:value-type="float" office:value="0.68274104647" calcext:value-type="float">
            <text:p>0.682741</text:p>
          </table:table-cell>
          <table:table-cell office:value-type="float" office:value="0.68168448383" calcext:value-type="float">
            <text:p>0.681684</text:p>
          </table:table-cell>
          <table:table-cell office:value-type="float" office:value="0.68979525618" calcext:value-type="float">
            <text:p>0.689795</text:p>
          </table:table-cell>
          <table:table-cell office:value-type="float" office:value="0.678269230905" calcext:value-type="float">
            <text:p>0.678269</text:p>
          </table:table-cell>
          <table:table-cell office:value-type="float" office:value="0.685110034" calcext:value-type="float">
            <text:p>0.685110</text:p>
          </table:table-cell>
          <table:table-cell office:value-type="float" office:value="0.693261564" calcext:value-type="float">
            <text:p>0.693262</text:p>
          </table:table-cell>
          <table:table-cell office:value-type="float" office:value="0.703414933" calcext:value-type="float">
            <text:p>0.703415</text:p>
          </table:table-cell>
          <table:table-cell office:value-type="float" office:value="0.686171906" calcext:value-type="float">
            <text:p>0.686172</text:p>
          </table:table-cell>
          <table:table-cell office:value-type="float" office:value="0.699897858335" calcext:value-type="float">
            <text:p>0.699898</text:p>
          </table:table-cell>
          <table:table-cell office:value-type="float" office:value="0.68547748353" calcext:value-type="float">
            <text:p>0.685477</text:p>
          </table:table-cell>
          <table:table-cell office:value-type="float" office:value="0.68441668617" calcext:value-type="float">
            <text:p>0.684417</text:p>
          </table:table-cell>
          <table:table-cell table:formula="of:=AVERAGE([.B26:.U26])" office:value-type="float" office:value="0.68845458033934" calcext:value-type="float">
            <text:p>0.68845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87224" calcext:value-type="float">
            <text:p>0.687224</text:p>
          </table:table-cell>
          <table:table-cell office:value-type="float" office:value="0.685722" calcext:value-type="float">
            <text:p>0.685722</text:p>
          </table:table-cell>
          <table:table-cell office:value-type="float" office:value="0.686069" calcext:value-type="float">
            <text:p>0.686069</text:p>
          </table:table-cell>
          <table:table-cell office:value-type="float" office:value="0.690371" calcext:value-type="float">
            <text:p>0.690371</text:p>
          </table:table-cell>
          <table:table-cell office:value-type="float" office:value="0.682638655" calcext:value-type="float">
            <text:p>0.682639</text:p>
          </table:table-cell>
          <table:table-cell office:value-type="float" office:value="0.686919145" calcext:value-type="float">
            <text:p>0.686919</text:p>
          </table:table-cell>
          <table:table-cell office:value-type="float" office:value="0.68378788" calcext:value-type="float">
            <text:p>0.683788</text:p>
          </table:table-cell>
          <table:table-cell office:value-type="float" office:value="0.68229339" calcext:value-type="float">
            <text:p>0.682293</text:p>
          </table:table-cell>
          <table:table-cell office:value-type="float" office:value="0.68035936756968" calcext:value-type="float">
            <text:p>0.680359</text:p>
          </table:table-cell>
          <table:table-cell office:value-type="float" office:value="0.68554530671" calcext:value-type="float">
            <text:p>0.685545</text:p>
          </table:table-cell>
          <table:table-cell office:value-type="float" office:value="0.68242030424" calcext:value-type="float">
            <text:p>0.682420</text:p>
          </table:table-cell>
          <table:table-cell office:value-type="float" office:value="0.68434027017" calcext:value-type="float">
            <text:p>0.684340</text:p>
          </table:table-cell>
          <table:table-cell office:value-type="float" office:value="0.67900136484" calcext:value-type="float">
            <text:p>0.679001</text:p>
          </table:table-cell>
          <table:table-cell office:value-type="float" office:value="0.685849552" calcext:value-type="float">
            <text:p>0.685850</text:p>
          </table:table-cell>
          <table:table-cell office:value-type="float" office:value="0.687779166" calcext:value-type="float">
            <text:p>0.687779</text:p>
          </table:table-cell>
          <table:table-cell office:value-type="float" office:value="0.688127207" calcext:value-type="float">
            <text:p>0.688127</text:p>
          </table:table-cell>
          <table:table-cell office:value-type="float" office:value="0.688990258" calcext:value-type="float">
            <text:p>0.688990</text:p>
          </table:table-cell>
          <table:table-cell office:value-type="float" office:value="0.684686570965" calcext:value-type="float">
            <text:p>0.684687</text:p>
          </table:table-cell>
          <table:table-cell office:value-type="float" office:value="0.68829298329" calcext:value-type="float">
            <text:p>0.688293</text:p>
          </table:table-cell>
          <table:table-cell office:value-type="float" office:value="0.68515545576" calcext:value-type="float">
            <text:p>0.685155</text:p>
          </table:table-cell>
          <table:table-cell table:formula="of:=AVERAGE([.B27:.U27])" office:value-type="float" office:value="0.685278643827234" calcext:value-type="float">
            <text:p>0.68527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689414" calcext:value-type="float">
            <text:p>0.689414</text:p>
          </table:table-cell>
          <table:table-cell office:value-type="float" office:value="0.683088" calcext:value-type="float">
            <text:p>0.683088</text:p>
          </table:table-cell>
          <table:table-cell office:value-type="float" office:value="0.684858" calcext:value-type="float">
            <text:p>0.684858</text:p>
          </table:table-cell>
          <table:table-cell office:value-type="float" office:value="0.684757" calcext:value-type="float">
            <text:p>0.684757</text:p>
          </table:table-cell>
          <table:table-cell office:value-type="float" office:value="0.68143371" calcext:value-type="float">
            <text:p>0.681434</text:p>
          </table:table-cell>
          <table:table-cell office:value-type="float" office:value="0.681333215" calcext:value-type="float">
            <text:p>0.681333</text:p>
          </table:table-cell>
          <table:table-cell office:value-type="float" office:value="0.68596693" calcext:value-type="float">
            <text:p>0.685967</text:p>
          </table:table-cell>
          <table:table-cell office:value-type="float" office:value="0.67967256" calcext:value-type="float">
            <text:p>0.679673</text:p>
          </table:table-cell>
          <table:table-cell office:value-type="float" office:value="0.68252749181298" calcext:value-type="float">
            <text:p>0.682527</text:p>
          </table:table-cell>
          <table:table-cell office:value-type="float" office:value="0.67997054857" calcext:value-type="float">
            <text:p>0.679971</text:p>
          </table:table-cell>
          <table:table-cell office:value-type="float" office:value="0.68459499614" calcext:value-type="float">
            <text:p>0.684595</text:p>
          </table:table-cell>
          <table:table-cell office:value-type="float" office:value="0.68171157768" calcext:value-type="float">
            <text:p>0.681712</text:p>
          </table:table-cell>
          <table:table-cell office:value-type="float" office:value="0.68116516149" calcext:value-type="float">
            <text:p>0.681165</text:p>
          </table:table-cell>
          <table:table-cell office:value-type="float" office:value="0.688035172" calcext:value-type="float">
            <text:p>0.688035</text:p>
          </table:table-cell>
          <table:table-cell office:value-type="float" office:value="0.685137264" calcext:value-type="float">
            <text:p>0.685137</text:p>
          </table:table-cell>
          <table:table-cell office:value-type="float" office:value="0.686912574" calcext:value-type="float">
            <text:p>0.686913</text:p>
          </table:table-cell>
          <table:table-cell office:value-type="float" office:value="0.683387486" calcext:value-type="float">
            <text:p>0.683387</text:p>
          </table:table-cell>
          <table:table-cell office:value-type="float" office:value="0.68347801113" calcext:value-type="float">
            <text:p>0.683478</text:p>
          </table:table-cell>
          <table:table-cell office:value-type="float" office:value="0.68269588143" calcext:value-type="float">
            <text:p>0.682696</text:p>
          </table:table-cell>
          <table:table-cell office:value-type="float" office:value="0.68733886386" calcext:value-type="float">
            <text:p>0.687339</text:p>
          </table:table-cell>
          <table:table-cell table:formula="of:=AVERAGE([.B28:.U28])" office:value-type="float" office:value="0.683873922155649" calcext:value-type="float">
            <text:p>0.68387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683347" calcext:value-type="float">
            <text:p>0.683347</text:p>
          </table:table-cell>
          <table:table-cell office:value-type="float" office:value="0.557776" calcext:value-type="float">
            <text:p>0.557776</text:p>
          </table:table-cell>
          <table:table-cell office:value-type="float" office:value="0.569837" calcext:value-type="float">
            <text:p>0.569837</text:p>
          </table:table-cell>
          <table:table-cell office:value-type="float" office:value="0.684392" calcext:value-type="float">
            <text:p>0.684392</text:p>
          </table:table-cell>
          <table:table-cell office:value-type="float" office:value="0.566987815" calcext:value-type="float">
            <text:p>0.566988</text:p>
          </table:table-cell>
          <table:table-cell office:value-type="float" office:value="0.68097004" calcext:value-type="float">
            <text:p>0.680970</text:p>
          </table:table-cell>
          <table:table-cell office:value-type="float" office:value="0.679930265" calcext:value-type="float">
            <text:p>0.679930</text:p>
          </table:table-cell>
          <table:table-cell office:value-type="float" office:value="0.55498712" calcext:value-type="float">
            <text:p>0.554987</text:p>
          </table:table-cell>
          <table:table-cell office:value-type="float" office:value="0.67652109465129" calcext:value-type="float">
            <text:p>0.676521</text:p>
          </table:table-cell>
          <table:table-cell office:value-type="float" office:value="0.67960809992" calcext:value-type="float">
            <text:p>0.679608</text:p>
          </table:table-cell>
          <table:table-cell office:value-type="float" office:value="0.67857040447" calcext:value-type="float">
            <text:p>0.678570</text:p>
          </table:table-cell>
          <table:table-cell office:value-type="float" office:value="0.55665208136" calcext:value-type="float">
            <text:p>0.556652</text:p>
          </table:table-cell>
          <table:table-cell office:value-type="float" office:value="0.675170753145" calcext:value-type="float">
            <text:p>0.675171</text:p>
          </table:table-cell>
          <table:table-cell office:value-type="float" office:value="0.681980306" calcext:value-type="float">
            <text:p>0.681980</text:p>
          </table:table-cell>
          <table:table-cell office:value-type="float" office:value="0.559449328" calcext:value-type="float">
            <text:p>0.559449</text:p>
          </table:table-cell>
          <table:table-cell office:value-type="float" office:value="0.571546511" calcext:value-type="float">
            <text:p>0.571547</text:p>
          </table:table-cell>
          <table:table-cell office:value-type="float" office:value="0.683023216" calcext:value-type="float">
            <text:p>0.683023</text:p>
          </table:table-cell>
          <table:table-cell office:value-type="float" office:value="0.568688778445" calcext:value-type="float">
            <text:p>0.568689</text:p>
          </table:table-cell>
          <table:table-cell office:value-type="float" office:value="0.68233198008" calcext:value-type="float">
            <text:p>0.682332</text:p>
          </table:table-cell>
          <table:table-cell office:value-type="float" office:value="0.68129012553" calcext:value-type="float">
            <text:p>0.681290</text:p>
          </table:table-cell>
          <table:table-cell table:formula="of:=AVERAGE([.B29:.U29])" office:value-type="float" office:value="0.633652995930065" calcext:value-type="float">
            <text:p>0.63365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488499" calcext:value-type="float">
            <text:p>0.488499</text:p>
          </table:table-cell>
          <table:table-cell office:value-type="float" office:value="0.437216" calcext:value-type="float">
            <text:p>0.437216</text:p>
          </table:table-cell>
          <table:table-cell office:value-type="float" office:value="0.443441" calcext:value-type="float">
            <text:p>0.443441</text:p>
          </table:table-cell>
          <table:table-cell office:value-type="float" office:value="0.446178" calcext:value-type="float">
            <text:p>0.446178</text:p>
          </table:table-cell>
          <table:table-cell office:value-type="float" office:value="0.441223795" calcext:value-type="float">
            <text:p>0.441224</text:p>
          </table:table-cell>
          <table:table-cell office:value-type="float" office:value="0.44394711" calcext:value-type="float">
            <text:p>0.443947</text:p>
          </table:table-cell>
          <table:table-cell office:value-type="float" office:value="0.486056505" calcext:value-type="float">
            <text:p>0.486057</text:p>
          </table:table-cell>
          <table:table-cell office:value-type="float" office:value="0.43502992" calcext:value-type="float">
            <text:p>0.435030</text:p>
          </table:table-cell>
          <table:table-cell office:value-type="float" office:value="0.48361941768393" calcext:value-type="float">
            <text:p>0.483619</text:p>
          </table:table-cell>
          <table:table-cell office:value-type="float" office:value="0.44305921578" calcext:value-type="float">
            <text:p>0.443059</text:p>
          </table:table-cell>
          <table:table-cell office:value-type="float" office:value="0.48508439199" calcext:value-type="float">
            <text:p>0.485084</text:p>
          </table:table-cell>
          <table:table-cell office:value-type="float" office:value="0.43633500976" calcext:value-type="float">
            <text:p>0.436335</text:p>
          </table:table-cell>
          <table:table-cell office:value-type="float" office:value="0.482654109465" calcext:value-type="float">
            <text:p>0.482654</text:p>
          </table:table-cell>
          <table:table-cell office:value-type="float" office:value="0.487522002" calcext:value-type="float">
            <text:p>0.487522</text:p>
          </table:table-cell>
          <table:table-cell office:value-type="float" office:value="0.438527648" calcext:value-type="float">
            <text:p>0.438528</text:p>
          </table:table-cell>
          <table:table-cell office:value-type="float" office:value="0.444771323" calcext:value-type="float">
            <text:p>0.444771</text:p>
          </table:table-cell>
          <table:table-cell office:value-type="float" office:value="0.445285644" calcext:value-type="float">
            <text:p>0.445286</text:p>
          </table:table-cell>
          <table:table-cell office:value-type="float" office:value="0.442547466385" calcext:value-type="float">
            <text:p>0.442547</text:p>
          </table:table-cell>
          <table:table-cell office:value-type="float" office:value="0.44483500422" calcext:value-type="float">
            <text:p>0.444835</text:p>
          </table:table-cell>
          <table:table-cell office:value-type="float" office:value="0.48702861801" calcext:value-type="float">
            <text:p>0.487029</text:p>
          </table:table-cell>
          <table:table-cell table:formula="of:=AVERAGE([.B30:.U30])" office:value-type="float" office:value="0.457143059014696" calcext:value-type="float">
            <text:p>0.45714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42426" calcext:value-type="float">
            <text:p>0.424260</text:p>
          </table:table-cell>
          <table:table-cell office:value-type="float" office:value="0.381574" calcext:value-type="float">
            <text:p>0.381574</text:p>
          </table:table-cell>
          <table:table-cell office:value-type="float" office:value="0.389347" calcext:value-type="float">
            <text:p>0.389347</text:p>
          </table:table-cell>
          <table:table-cell office:value-type="float" office:value="0.424969" calcext:value-type="float">
            <text:p>0.424969</text:p>
          </table:table-cell>
          <table:table-cell office:value-type="float" office:value="0.387400265" calcext:value-type="float">
            <text:p>0.387400</text:p>
          </table:table-cell>
          <table:table-cell office:value-type="float" office:value="0.422844155" calcext:value-type="float">
            <text:p>0.422844</text:p>
          </table:table-cell>
          <table:table-cell office:value-type="float" office:value="0.4221387" calcext:value-type="float">
            <text:p>0.422139</text:p>
          </table:table-cell>
          <table:table-cell office:value-type="float" office:value="0.37966613" calcext:value-type="float">
            <text:p>0.379666</text:p>
          </table:table-cell>
          <table:table-cell office:value-type="float" office:value="0.4200220965582" calcext:value-type="float">
            <text:p>0.420022</text:p>
          </table:table-cell>
          <table:table-cell office:value-type="float" office:value="0.42199846669" calcext:value-type="float">
            <text:p>0.421998</text:p>
          </table:table-cell>
          <table:table-cell office:value-type="float" office:value="0.4212944226" calcext:value-type="float">
            <text:p>0.421294</text:p>
          </table:table-cell>
          <table:table-cell office:value-type="float" office:value="0.38080512839" calcext:value-type="float">
            <text:p>0.380805</text:p>
          </table:table-cell>
          <table:table-cell office:value-type="float" office:value="0.4191837291" calcext:value-type="float">
            <text:p>0.419184</text:p>
          </table:table-cell>
          <table:table-cell office:value-type="float" office:value="0.42341148" calcext:value-type="float">
            <text:p>0.423411</text:p>
          </table:table-cell>
          <table:table-cell office:value-type="float" office:value="0.382718722" calcext:value-type="float">
            <text:p>0.382719</text:p>
          </table:table-cell>
          <table:table-cell office:value-type="float" office:value="0.390515041" calcext:value-type="float">
            <text:p>0.390515</text:p>
          </table:table-cell>
          <table:table-cell office:value-type="float" office:value="0.424119062" calcext:value-type="float">
            <text:p>0.424119</text:p>
          </table:table-cell>
          <table:table-cell office:value-type="float" office:value="0.388562465795" calcext:value-type="float">
            <text:p>0.388562</text:p>
          </table:table-cell>
          <table:table-cell office:value-type="float" office:value="0.42368984331" calcext:value-type="float">
            <text:p>0.423690</text:p>
          </table:table-cell>
          <table:table-cell office:value-type="float" office:value="0.4229829774" calcext:value-type="float">
            <text:p>0.422983</text:p>
          </table:table-cell>
          <table:table-cell table:formula="of:=AVERAGE([.B31:.U31])" office:value-type="float" office:value="0.40757513424216" calcext:value-type="float">
            <text:p>0.40757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382489" calcext:value-type="float">
            <text:p>0.382489</text:p>
          </table:table-cell>
          <table:table-cell office:value-type="float" office:value="0.367044" calcext:value-type="float">
            <text:p>0.367044</text:p>
          </table:table-cell>
          <table:table-cell office:value-type="float" office:value="0.36487" calcext:value-type="float">
            <text:p>0.364870</text:p>
          </table:table-cell>
          <table:table-cell office:value-type="float" office:value="0.408664" calcext:value-type="float">
            <text:p>0.408664</text:p>
          </table:table-cell>
          <table:table-cell office:value-type="float" office:value="0.36304565" calcext:value-type="float">
            <text:p>0.363046</text:p>
          </table:table-cell>
          <table:table-cell office:value-type="float" office:value="0.40662068" calcext:value-type="float">
            <text:p>0.406621</text:p>
          </table:table-cell>
          <table:table-cell office:value-type="float" office:value="0.380576555" calcext:value-type="float">
            <text:p>0.380577</text:p>
          </table:table-cell>
          <table:table-cell office:value-type="float" office:value="0.36520878" calcext:value-type="float">
            <text:p>0.365209</text:p>
          </table:table-cell>
          <table:table-cell office:value-type="float" office:value="0.37866834415323" calcext:value-type="float">
            <text:p>0.378668</text:p>
          </table:table-cell>
          <table:table-cell office:value-type="float" office:value="0.40580743864" calcext:value-type="float">
            <text:p>0.405807</text:p>
          </table:table-cell>
          <table:table-cell office:value-type="float" office:value="0.37981540189" calcext:value-type="float">
            <text:p>0.379815</text:p>
          </table:table-cell>
          <table:table-cell office:value-type="float" office:value="0.36630440634" calcext:value-type="float">
            <text:p>0.366304</text:p>
          </table:table-cell>
          <table:table-cell office:value-type="float" office:value="0.377912519115" calcext:value-type="float">
            <text:p>0.377913</text:p>
          </table:table-cell>
          <table:table-cell office:value-type="float" office:value="0.381724022" calcext:value-type="float">
            <text:p>0.381724</text:p>
          </table:table-cell>
          <table:table-cell office:value-type="float" office:value="0.368145132" calcext:value-type="float">
            <text:p>0.368145</text:p>
          </table:table-cell>
          <table:table-cell office:value-type="float" office:value="0.36596461" calcext:value-type="float">
            <text:p>0.365965</text:p>
          </table:table-cell>
          <table:table-cell office:value-type="float" office:value="0.407846672" calcext:value-type="float">
            <text:p>0.407847</text:p>
          </table:table-cell>
          <table:table-cell office:value-type="float" office:value="0.36413478695" calcext:value-type="float">
            <text:p>0.364135</text:p>
          </table:table-cell>
          <table:table-cell office:value-type="float" office:value="0.40743392136" calcext:value-type="float">
            <text:p>0.407434</text:p>
          </table:table-cell>
          <table:table-cell office:value-type="float" office:value="0.38133770811" calcext:value-type="float">
            <text:p>0.381338</text:p>
          </table:table-cell>
          <table:table-cell table:formula="of:=AVERAGE([.B32:.U32])" office:value-type="float" office:value="0.381180681377911" calcext:value-type="float">
            <text:p>0.38118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40324" calcext:value-type="float">
            <text:p>0.403240</text:p>
          </table:table-cell>
          <table:table-cell office:value-type="float" office:value="0.391115" calcext:value-type="float">
            <text:p>0.391115</text:p>
          </table:table-cell>
          <table:table-cell office:value-type="float" office:value="0.380965" calcext:value-type="float">
            <text:p>0.380965</text:p>
          </table:table-cell>
          <table:table-cell office:value-type="float" office:value="0.392807" calcext:value-type="float">
            <text:p>0.392807</text:p>
          </table:table-cell>
          <table:table-cell office:value-type="float" office:value="0.379060175" calcext:value-type="float">
            <text:p>0.379060</text:p>
          </table:table-cell>
          <table:table-cell office:value-type="float" office:value="0.390842965" calcext:value-type="float">
            <text:p>0.390843</text:p>
          </table:table-cell>
          <table:table-cell office:value-type="float" office:value="0.4012238" calcext:value-type="float">
            <text:p>0.401224</text:p>
          </table:table-cell>
          <table:table-cell office:value-type="float" office:value="0.389159425" calcext:value-type="float">
            <text:p>0.389159</text:p>
          </table:table-cell>
          <table:table-cell office:value-type="float" office:value="0.3992120638668" calcext:value-type="float">
            <text:p>0.399212</text:p>
          </table:table-cell>
          <table:table-cell office:value-type="float" office:value="0.39006127907" calcext:value-type="float">
            <text:p>0.390061</text:p>
          </table:table-cell>
          <table:table-cell office:value-type="float" office:value="0.4004213524" calcext:value-type="float">
            <text:p>0.400421</text:p>
          </table:table-cell>
          <table:table-cell office:value-type="float" office:value="0.390326903275" calcext:value-type="float">
            <text:p>0.390327</text:p>
          </table:table-cell>
          <table:table-cell office:value-type="float" office:value="0.3984152334" calcext:value-type="float">
            <text:p>0.398415</text:p>
          </table:table-cell>
          <table:table-cell office:value-type="float" office:value="0.40243352" calcext:value-type="float">
            <text:p>0.402434</text:p>
          </table:table-cell>
          <table:table-cell office:value-type="float" office:value="0.392288345" calcext:value-type="float">
            <text:p>0.392288</text:p>
          </table:table-cell>
          <table:table-cell office:value-type="float" office:value="0.382107895" calcext:value-type="float">
            <text:p>0.382108</text:p>
          </table:table-cell>
          <table:table-cell office:value-type="float" office:value="0.392021386" calcext:value-type="float">
            <text:p>0.392021</text:p>
          </table:table-cell>
          <table:table-cell office:value-type="float" office:value="0.380197355525" calcext:value-type="float">
            <text:p>0.380197</text:p>
          </table:table-cell>
          <table:table-cell office:value-type="float" office:value="0.39162465093" calcext:value-type="float">
            <text:p>0.391625</text:p>
          </table:table-cell>
          <table:table-cell office:value-type="float" office:value="0.4020262476" calcext:value-type="float">
            <text:p>0.402026</text:p>
          </table:table-cell>
          <table:table-cell table:formula="of:=AVERAGE([.B33:.U33])" office:value-type="float" office:value="0.39247747985334" calcext:value-type="float">
            <text:p>0.39247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411659" calcext:value-type="float">
            <text:p>0.411659</text:p>
          </table:table-cell>
          <table:table-cell office:value-type="float" office:value="0.418861" calcext:value-type="float">
            <text:p>0.418861</text:p>
          </table:table-cell>
          <table:table-cell office:value-type="float" office:value="0.404504" calcext:value-type="float">
            <text:p>0.404504</text:p>
          </table:table-cell>
          <table:table-cell office:value-type="float" office:value="0.441413" calcext:value-type="float">
            <text:p>0.441413</text:p>
          </table:table-cell>
          <table:table-cell office:value-type="float" office:value="0.40248148" calcext:value-type="float">
            <text:p>0.402481</text:p>
          </table:table-cell>
          <table:table-cell office:value-type="float" office:value="0.439205935" calcext:value-type="float">
            <text:p>0.439206</text:p>
          </table:table-cell>
          <table:table-cell office:value-type="float" office:value="0.409600705" calcext:value-type="float">
            <text:p>0.409601</text:p>
          </table:table-cell>
          <table:table-cell office:value-type="float" office:value="0.416766695" calcext:value-type="float">
            <text:p>0.416767</text:p>
          </table:table-cell>
          <table:table-cell office:value-type="float" office:value="0.40754696706513" calcext:value-type="float">
            <text:p>0.407547</text:p>
          </table:table-cell>
          <table:table-cell office:value-type="float" office:value="0.43832752313" calcext:value-type="float">
            <text:p>0.438328</text:p>
          </table:table-cell>
          <table:table-cell office:value-type="float" office:value="0.40878150359" calcext:value-type="float">
            <text:p>0.408782</text:p>
          </table:table-cell>
          <table:table-cell office:value-type="float" office:value="0.418016995085" calcext:value-type="float">
            <text:p>0.418017</text:p>
          </table:table-cell>
          <table:table-cell office:value-type="float" office:value="0.406733500065" calcext:value-type="float">
            <text:p>0.406734</text:p>
          </table:table-cell>
          <table:table-cell office:value-type="float" office:value="0.410835682" calcext:value-type="float">
            <text:p>0.410836</text:p>
          </table:table-cell>
          <table:table-cell office:value-type="float" office:value="0.420117583" calcext:value-type="float">
            <text:p>0.420118</text:p>
          </table:table-cell>
          <table:table-cell office:value-type="float" office:value="0.405717512" calcext:value-type="float">
            <text:p>0.405718</text:p>
          </table:table-cell>
          <table:table-cell office:value-type="float" office:value="0.440530174" calcext:value-type="float">
            <text:p>0.440530</text:p>
          </table:table-cell>
          <table:table-cell office:value-type="float" office:value="0.40368892444" calcext:value-type="float">
            <text:p>0.403689</text:p>
          </table:table-cell>
          <table:table-cell office:value-type="float" office:value="0.44008434687" calcext:value-type="float">
            <text:p>0.440084</text:p>
          </table:table-cell>
          <table:table-cell office:value-type="float" office:value="0.41041990641" calcext:value-type="float">
            <text:p>0.410420</text:p>
          </table:table-cell>
          <table:table-cell table:formula="of:=AVERAGE([.B34:.U34])" office:value-type="float" office:value="0.417764621632757" calcext:value-type="float">
            <text:p>0.41776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442552" calcext:value-type="float">
            <text:p>0.442552</text:p>
          </table:table-cell>
          <table:table-cell office:value-type="float" office:value="0.443298" calcext:value-type="float">
            <text:p>0.443298</text:p>
          </table:table-cell>
          <table:table-cell office:value-type="float" office:value="0.426651" calcext:value-type="float">
            <text:p>0.426651</text:p>
          </table:table-cell>
          <table:table-cell office:value-type="float" office:value="0.466566" calcext:value-type="float">
            <text:p>0.466566</text:p>
          </table:table-cell>
          <table:table-cell office:value-type="float" office:value="0.424517745" calcext:value-type="float">
            <text:p>0.424518</text:p>
          </table:table-cell>
          <table:table-cell office:value-type="float" office:value="0.46423317" calcext:value-type="float">
            <text:p>0.464233</text:p>
          </table:table-cell>
          <table:table-cell office:value-type="float" office:value="0.44033924" calcext:value-type="float">
            <text:p>0.440339</text:p>
          </table:table-cell>
          <table:table-cell office:value-type="float" office:value="0.44108151" calcext:value-type="float">
            <text:p>0.441082</text:p>
          </table:table-cell>
          <table:table-cell office:value-type="float" office:value="0.43813137905064" calcext:value-type="float">
            <text:p>0.438131</text:p>
          </table:table-cell>
          <table:table-cell office:value-type="float" office:value="0.46330470366" calcext:value-type="float">
            <text:p>0.463305</text:p>
          </table:table-cell>
          <table:table-cell office:value-type="float" office:value="0.43945856152" calcext:value-type="float">
            <text:p>0.439459</text:p>
          </table:table-cell>
          <table:table-cell office:value-type="float" office:value="0.44240475453" calcext:value-type="float">
            <text:p>0.442405</text:p>
          </table:table-cell>
          <table:table-cell office:value-type="float" office:value="0.43725686532" calcext:value-type="float">
            <text:p>0.437257</text:p>
          </table:table-cell>
          <table:table-cell office:value-type="float" office:value="0.441666896" calcext:value-type="float">
            <text:p>0.441667</text:p>
          </table:table-cell>
          <table:table-cell office:value-type="float" office:value="0.444627894" calcext:value-type="float">
            <text:p>0.444628</text:p>
          </table:table-cell>
          <table:table-cell office:value-type="float" office:value="0.427930953" calcext:value-type="float">
            <text:p>0.427931</text:p>
          </table:table-cell>
          <table:table-cell office:value-type="float" office:value="0.465632868" calcext:value-type="float">
            <text:p>0.465633</text:p>
          </table:table-cell>
          <table:table-cell office:value-type="float" office:value="0.425791298235" calcext:value-type="float">
            <text:p>0.425791</text:p>
          </table:table-cell>
          <table:table-cell office:value-type="float" office:value="0.46516163634" calcext:value-type="float">
            <text:p>0.465162</text:p>
          </table:table-cell>
          <table:table-cell office:value-type="float" office:value="0.44121991848" calcext:value-type="float">
            <text:p>0.441220</text:p>
          </table:table-cell>
          <table:table-cell table:formula="of:=AVERAGE([.B35:.U35])" office:value-type="float" office:value="0.444091319656782" calcext:value-type="float">
            <text:p>0.444091</text:p>
          </table:table-cell>
        </table:table-row>
        <table:table-row table:style-name="ro1">
          <table:table-cell table:style-name="ce2" table:number-columns-repeated="6"/>
          <table:table-cell table:style-name="Default"/>
          <table:table-cell table:style-name="ce2" table:number-columns-repeated="3"/>
          <table:table-cell table:style-name="Default"/>
          <table:table-cell table:style-name="ce2"/>
          <table:table-cell table:style-name="Default" table:number-columns-repeated="10"/>
        </table:table-row>
        <table:table-row table:style-name="ro1">
          <table:table-cell table:style-name="ce2"/>
          <table:table-cell table:style-name="Default" table:number-columns-repeated="6"/>
          <table:table-cell table:number-columns-repeated="14"/>
          <table:table-cell table:style-name="Default"/>
        </table:table-row>
        <table:table-row table:style-name="ro1">
          <table:table-cell table:style-name="ce2"/>
          <table:table-cell table:style-name="Default" table:number-columns-repeated="16"/>
          <table:table-cell table:number-columns-repeated="4"/>
          <table:table-cell table:style-name="Default"/>
        </table:table-row>
        <table:table-row table:style-name="ro1" table:number-rows-repeated="7">
          <table:table-cell table:style-name="Default" table:number-columns-repeated="17"/>
          <table:table-cell table:number-columns-repeated="4"/>
          <table:table-cell table:style-name="Default"/>
        </table:table-row>
        <table:table-row table:style-name="ro1">
          <table:table-cell table:style-name="Default" table:number-columns-repeated="17"/>
          <table:table-cell table:number-columns-repeated="4"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9">
      <number:number number:decimal-places="6" loext:min-decimal-places="6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21">0000/00/00</text:date>, <text:time style:data-style-name="N2" text:time-value="13:02:23.80061932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9T13:14:37.801494170</meta:creation-date>
    <dc:date>2019-07-21T13:11:18.096637406</dc:date>
    <meta:editing-duration>PT2H41M20S</meta:editing-duration>
    <meta:editing-cycles>15</meta:editing-cycles>
    <meta:generator>LibreOffice/6.0.7.3$Linux_X86_64 LibreOffice_project/00m0$Build-3</meta:generator>
    <meta:document-statistic meta:table-count="1" meta:cell-count="726" meta:object-count="0"/>
  </office:meta>
</office:document-meta>
</file>